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39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12.96mm" fo:break-before="auto" style:use-optimal-row-height="false"/>
    </style:style>
    <style:style style:name="ro3" style:family="table-row">
      <style:table-row-properties style:row-height="11.38mm" fo:break-before="auto" style:use-optimal-row-height="false"/>
    </style:style>
    <style:style style:name="ro4" style:family="table-row">
      <style:table-row-properties style:row-height="10.85mm" fo:break-before="auto" style:use-optimal-row-height="false"/>
    </style:style>
    <style:style style:name="ro5" style:family="table-row">
      <style:table-row-properties style:row-height="10.85mm" fo:break-before="auto" style:use-optimal-row-height="false"/>
    </style:style>
    <style:style style:name="ro6" style:family="table-row">
      <style:table-row-properties style:row-height="27.52mm" fo:break-before="auto" style:use-optimal-row-height="false"/>
    </style:style>
    <style:style style:name="ro7" style:family="table-row">
      <style:table-row-properties style:row-height="20.64mm" fo:break-before="auto" style:use-optimal-row-height="false"/>
    </style:style>
    <style:style style:name="ro8" style:family="table-row">
      <style:table-row-properties style:row-height="13.76mm" fo:break-before="auto" style:use-optimal-row-height="false"/>
    </style:style>
    <style:style style:name="ro9" style:family="table-row">
      <style:table-row-properties style:row-height="48.15mm" fo:break-before="auto" style:use-optimal-row-height="false"/>
    </style:style>
    <style:style style:name="ro10" style:family="table-row">
      <style:table-row-properties style:row-height="96.31mm" fo:break-before="auto" style:use-optimal-row-height="false"/>
    </style:style>
    <style:style style:name="ro11" style:family="table-row">
      <style:table-row-properties style:row-height="110.07mm" fo:break-before="auto" style:use-optimal-row-height="false"/>
    </style:style>
    <style:style style:name="ro12" style:family="table-row">
      <style:table-row-properties style:row-height="55.03mm" fo:break-before="auto" style:use-optimal-row-height="false"/>
    </style:style>
    <style:style style:name="ro13" style:family="table-row">
      <style:table-row-properties style:row-height="41.28mm" fo:break-before="auto" style:use-optimal-row-height="false"/>
    </style:style>
    <style:style style:name="ro14" style:family="table-row">
      <style:table-row-properties style:row-height="34.4mm" fo:break-before="auto" style:use-optimal-row-height="false"/>
    </style:style>
    <style:style style:name="ro15" style:family="table-row">
      <style:table-row-properties style:row-height="103.19mm" fo:break-before="auto" style:use-optimal-row-height="false"/>
    </style:style>
    <style:style style:name="ro16" style:family="table-row">
      <style:table-row-properties style:row-height="7.41mm" fo:break-before="auto" style:use-optimal-row-height="false"/>
    </style:style>
    <style:style style:name="ro17" style:family="table-row">
      <style:table-row-properties style:row-height="5.56mm" fo:break-before="auto" style:use-optimal-row-height="false"/>
    </style:style>
    <style:style style:name="ta1" style:family="table" style:master-page-name="PageStyle_5f_議員建議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8pt" fo:font-style="normal" fo:text-shadow="none" style:text-underline-style="none" fo:font-weight="bold" style:font-name-asian="標楷體" style:font-size-asian="28pt" style:font-style-asian="normal" style:font-weight-asian="bold" style:font-size-complex="2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Excel_5f_BuiltIn_5f_Comma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26pt" fo:font-style="normal" fo:text-shadow="none" style:text-underline-style="none" fo:font-weight="normal" style:font-name-asian="新細明體" style:font-size-asian="26pt" style:font-style-asian="normal" style:font-weight-asian="normal" style:font-size-complex="26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solid" style:text-underline-width="auto" style:text-underline-color="font-color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ce21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3" style:family="table-cell" style:parent-style-name="Excel_5f_BuiltIn_5f_Comma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Excel_5f_BuiltIn_5f_Comma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 style:data-style-name="N15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9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solid" style:text-underline-width="auto" style:text-underline-color="font-color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" style:family="text">
      <style:text-properties style:font-name="Times New Roman" fo:font-size="2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28pt" style:font-size-complex="28pt" style:font-weight-asian="bold" style:font-weight-complex="bold" style:font-style-asian="normal" style:font-style-complex="normal"/>
    </style:style>
    <style:style style:name="T2" style:family="text">
      <style:text-properties fo:font-size="28pt" fo:font-weight="bold" style:text-underline-style="none" style:text-underline-color="font-color" style:text-line-through-type="none" fo:font-style="normal" style:text-outline="false" fo:text-shadow="none" style:text-position="0%" style:font-size-asian="28pt" style:font-size-complex="28pt" style:font-weight-asian="bold" style:font-weight-complex="bold" style:font-style-asian="normal" style:font-style-complex="normal" style:font-name="標楷體" style:font-name-asian="標楷體"/>
    </style:style>
    <style:style style:name="T3" style:family="text">
      <style:text-properties style:font-name="標楷體" fo:font-size="26pt" fo:font-weight="bold" style:text-underline-style="none" style:text-underline-color="font-color" style:text-line-through-type="none" fo:font-style="normal" style:text-outline="false" fo:text-shadow="none" style:text-position="0%" style:font-name-asian="標楷體" style:font-size-asian="26pt" style:font-size-complex="26pt" style:font-weight-asian="bold" style:font-weight-complex="bold" style:font-style-asian="normal" style:font-style-complex="normal"/>
    </style:style>
    <style:style style:name="T4" style:family="text">
      <style:text-properties fo:font-size="26pt" fo:font-weight="bold" style:text-underline-style="none" style:text-underline-color="font-color" style:text-line-through-type="none" fo:font-style="normal" style:text-outline="false" fo:text-shadow="none" style:text-position="0%" style:font-size-asian="26pt" style:font-size-complex="26pt" style:font-weight-asian="bold" style:font-weight-complex="bold" style:font-style-asian="normal" style:font-style-complex="normal" style:font-name="Times New Roman" style:font-name-complex="Times New Roman"/>
    </style:style>
    <style:style style:name="T5" style:family="text">
      <style:text-properties fo:font-size="26pt" fo:font-weight="bold" style:text-underline-style="none" style:text-underline-color="font-color" style:text-line-through-type="none" fo:font-style="normal" style:text-outline="false" fo:text-shadow="none" style:text-position="0%" style:font-size-asian="26pt" style:font-size-complex="26pt" style:font-weight-asian="bold" style:font-weight-complex="bold" style:font-style-asian="normal" style:font-style-complex="normal" style:font-name="標楷體" style:font-name-asian="標楷體"/>
    </style:style>
    <style:style style:name="T6" style:family="text">
      <style:text-properties style:font-name="標楷體" fo:font-size="2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24pt" style:font-size-complex="24pt" style:font-weight-asian="normal" style:font-weight-complex="normal" style:font-style-asian="normal" style:font-style-complex="normal"/>
    </style:style>
    <style:style style:name="T7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議員建議" table:style-name="ta1">
        <office:forms form:automatic-focus="false" form:apply-design-mode="false"/>
        <table:table-column table:style-name="co1" table:number-columns-repeated="257" table:default-cell-style-name="ce10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雲林縣政府<text:span text:style-name="T1">101</text:span><text:span text:style-name="T2">年度對議員所提地方建設建議事項處理明細表</text:span></text:p>
          </table:table-cell>
          <table:covered-table-cell table:style-name="ce11"/>
          <table:covered-table-cell table:number-columns-repeated="4" table:style-name="ce19"/>
          <table:covered-table-cell table:number-columns-repeated="2" table:style-name="ce30"/>
          <table:covered-table-cell table:style-name="ce11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101<text:span text:style-name="T3">年</text:span><text:span text:style-name="T4">1</text:span><text:span text:style-name="T5">月至</text:span><text:span text:style-name="T4">12</text:span><text:span text:style-name="T5">月止</text:span></text:p>
          </table:table-cell>
          <table:covered-table-cell table:number-columns-repeated="8" table:style-name="ce12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9" table:number-rows-spanned="1">
            <text:p>(<text:span text:style-name="T6">本表為全年報表</text:span><text:span text:style-name="T7">)</text:span></text:p>
          </table:table-cell>
          <table:covered-table-cell table:style-name="ce13"/>
          <table:covered-table-cell table:number-columns-repeated="4" table:style-name="ce20"/>
          <table:covered-table-cell table:number-columns-repeated="2" table:style-name="ce31"/>
          <table:covered-table-cell table:style-name="ce13"/>
          <table:table-cell table:style-name="ce35"/>
          <table:table-cell table:number-columns-repeated="1014"/>
        </table:table-row>
        <table:table-row table:style-name="ro4">
          <table:table-cell table:style-name="ce4" office:value-type="string" calcext:value-type="string">
            <text:p>表<text:span text:style-name="T8"> 4</text:span></text:p>
          </table:table-cell>
          <table:table-cell table:style-name="ce14" table:number-columns-repeated="4"/>
          <table:table-cell table:style-name="ce27"/>
          <table:table-cell table:style-name="ce32" table:number-columns-repeated="2"/>
          <table:table-cell table:style-name="ce33" office:value-type="string" calcext:value-type="string">
            <text:p>單位：千元</text:p>
          </table:table-cell>
          <table:table-cell table:style-name="ce35"/>
          <table:table-cell table:number-columns-repeated="1014"/>
        </table:table-row>
        <table:table-row table:style-name="ro5">
          <table:table-cell table:style-name="ce5" office:value-type="string" calcext:value-type="string" table:number-columns-spanned="1" table:number-rows-spanned="2">
            <text:p>議員姓名</text:p>
          </table:table-cell>
          <table:table-cell table:style-name="ce5" office:value-type="string" calcext:value-type="string" table:number-columns-spanned="1" table:number-rows-spanned="2">
            <text:p>建議項目及內容</text:p>
          </table:table-cell>
          <table:table-cell table:style-name="ce5" office:value-type="string" calcext:value-type="string" table:number-columns-spanned="1" table:number-rows-spanned="2">
            <text:p>建議地點</text:p>
          </table:table-cell>
          <table:table-cell table:style-name="ce5" office:value-type="string" calcext:value-type="string" table:number-columns-spanned="1" table:number-rows-spanned="2">
            <text:p>建議金額</text:p>
          </table:table-cell>
          <table:table-cell table:style-name="ce5" office:value-type="string" calcext:value-type="string" table:number-columns-spanned="5" table:number-rows-spanned="1">
            <text:p>核定情形</text:p>
          </table:table-cell>
          <table:covered-table-cell table:number-columns-repeated="3" table:style-name="ce28"/>
          <table:covered-table-cell table:style-name="ce34"/>
          <table:table-cell table:style-name="ce35"/>
          <table:table-cell table:number-columns-repeated="1014"/>
        </table:table-row>
        <table:table-row table:style-name="ro4">
          <table:covered-table-cell table:number-columns-repeated="4" table:style-name="ce6"/>
          <table:table-cell table:style-name="ce26" office:value-type="string" calcext:value-type="string">
            <text:p>核定金額</text:p>
          </table:table-cell>
          <table:table-cell table:style-name="ce26" office:value-type="string" calcext:value-type="string">
            <text:p>經費支用科目</text:p>
          </table:table-cell>
          <table:table-cell table:style-name="ce26" office:value-type="string" calcext:value-type="string">
            <text:p>主辦機關</text:p>
          </table:table-cell>
          <table:table-cell table:style-name="ce26" office:value-type="string" calcext:value-type="string">
            <text:p>有無公開招標</text:p>
          </table:table-cell>
          <table:table-cell table:style-name="ce26" office:value-type="string" calcext:value-type="string">
            <text:p>得標廠商</text:p>
          </table:table-cell>
          <table:table-cell table:style-name="ce35"/>
          <table:table-cell table:number-columns-repeated="1014"/>
        </table:table-row>
        <table:table-row table:style-name="ro6">
          <table:table-cell table:style-name="ce7" office:value-type="string" calcext:value-type="string">
            <text:p>廖秋萍</text:p>
          </table:table-cell>
          <table:table-cell table:style-name="ce15" office:value-type="string" calcext:value-type="string">
            <text:p>雲43線藍厝公墓南200公尺路口增設閃光號誌</text:p>
          </table:table-cell>
          <table:table-cell table:style-name="ce15" office:value-type="string" calcext:value-type="string">
            <text:p>西螺鎮</text:p>
          </table:table-cell>
          <table:table-cell table:number-columns-repeated="2" table:style-name="ce21" office:value-type="float" office:value="180" calcext:value-type="float">
            <text:p><text:s/>18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廖秋萍</text:p>
          </table:table-cell>
          <table:table-cell table:style-name="ce15" office:value-type="string" calcext:value-type="string">
            <text:p>民族路與民治路岔口增設閃光號誌</text:p>
          </table:table-cell>
          <table:table-cell table:style-name="ce15" office:value-type="string" calcext:value-type="string">
            <text:p>崙背鄉</text:p>
          </table:table-cell>
          <table:table-cell table:number-columns-repeated="2" table:style-name="ce21" office:value-type="float" office:value="180" calcext:value-type="float">
            <text:p><text:s/>18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廖秋萍</text:p>
          </table:table-cell>
          <table:table-cell table:style-name="ce15" office:value-type="string" calcext:value-type="string">
            <text:p>定安村往魚寮路口閃光改三色號誌</text:p>
          </table:table-cell>
          <table:table-cell table:style-name="ce15" office:value-type="string" calcext:value-type="string">
            <text:p>二崙鄉</text:p>
          </table:table-cell>
          <table:table-cell table:number-columns-repeated="2" table:style-name="ce21" office:value-type="float" office:value="400" calcext:value-type="float">
            <text:p><text:s/>40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周秀月</text:p>
          </table:table-cell>
          <table:table-cell table:style-name="ce15" office:value-type="string" calcext:value-type="string">
            <text:p>民生南、內環路口增設閃光號誌</text:p>
          </table:table-cell>
          <table:table-cell table:style-name="ce15" office:value-type="string" calcext:value-type="string">
            <text:p>斗六市</text:p>
          </table:table-cell>
          <table:table-cell table:number-columns-repeated="2" table:style-name="ce21" office:value-type="float" office:value="180" calcext:value-type="float">
            <text:p><text:s/>18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周秀月</text:p>
          </table:table-cell>
          <table:table-cell table:style-name="ce15" office:value-type="string" calcext:value-type="string">
            <text:p>榴北里竹圍三號橋北端路口增設閃光號誌</text:p>
          </table:table-cell>
          <table:table-cell table:style-name="ce15" office:value-type="string" calcext:value-type="string">
            <text:p>斗六市</text:p>
          </table:table-cell>
          <table:table-cell table:number-columns-repeated="2" table:style-name="ce21" office:value-type="float" office:value="180" calcext:value-type="float">
            <text:p><text:s/>18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江文登</text:p>
          </table:table-cell>
          <table:table-cell table:style-name="ce15" office:value-type="string" calcext:value-type="string">
            <text:p>中正路65巷岔口增設三色號誌</text:p>
          </table:table-cell>
          <table:table-cell table:style-name="ce15" office:value-type="string" calcext:value-type="string">
            <text:p>莿桐鄉</text:p>
          </table:table-cell>
          <table:table-cell table:number-columns-repeated="2" table:style-name="ce21" office:value-type="float" office:value="500" calcext:value-type="float">
            <text:p><text:s/>50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江文登</text:p>
          </table:table-cell>
          <table:table-cell table:style-name="ce15" office:value-type="string" calcext:value-type="string">
            <text:p>雲54線與雲53線路口增設閃光號誌</text:p>
          </table:table-cell>
          <table:table-cell table:style-name="ce15" office:value-type="string" calcext:value-type="string">
            <text:p>莿桐鄉</text:p>
          </table:table-cell>
          <table:table-cell table:number-columns-repeated="2" table:style-name="ce21" office:value-type="float" office:value="180" calcext:value-type="float">
            <text:p><text:s/>18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王鐵道</text:p>
          </table:table-cell>
          <table:table-cell table:style-name="ce15" office:value-type="string" calcext:value-type="string">
            <text:p>市場南路36號旁路口增設閃光號誌</text:p>
          </table:table-cell>
          <table:table-cell table:style-name="ce15" office:value-type="string" calcext:value-type="string">
            <text:p>西螺鎮</text:p>
          </table:table-cell>
          <table:table-cell table:number-columns-repeated="2" table:style-name="ce21" office:value-type="float" office:value="180" calcext:value-type="float">
            <text:p><text:s/>18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王鐵道</text:p>
          </table:table-cell>
          <table:table-cell table:style-name="ce15" office:value-type="string" calcext:value-type="string">
            <text:p>安定里大橋線49號電桿路口增設閃光號誌</text:p>
          </table:table-cell>
          <table:table-cell table:style-name="ce15" office:value-type="string" calcext:value-type="string">
            <text:p>西螺鎮</text:p>
          </table:table-cell>
          <table:table-cell table:number-columns-repeated="2" table:style-name="ce22" office:value-type="float" office:value="180" calcext:value-type="float">
            <text:p><text:s/>18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王鐵道</text:p>
          </table:table-cell>
          <table:table-cell table:style-name="ce15" office:value-type="string" calcext:value-type="string">
            <text:p>大新里大新三叉路口19號前增設閃光號誌</text:p>
          </table:table-cell>
          <table:table-cell table:style-name="ce15" office:value-type="string" calcext:value-type="string">
            <text:p>西螺鎮</text:p>
          </table:table-cell>
          <table:table-cell table:number-columns-repeated="2" table:style-name="ce22" office:value-type="float" office:value="180" calcext:value-type="float">
            <text:p><text:s/>18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廖清祥</text:p>
          </table:table-cell>
          <table:table-cell table:style-name="ce15" office:value-type="string" calcext:value-type="string">
            <text:p>枋南村新莊50號路口增設閃光號誌</text:p>
          </table:table-cell>
          <table:table-cell table:style-name="ce15" office:value-type="string" calcext:value-type="string">
            <text:p>崙背鄉</text:p>
          </table:table-cell>
          <table:table-cell table:number-columns-repeated="2" table:style-name="ce22" office:value-type="float" office:value="180" calcext:value-type="float">
            <text:p><text:s/>18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王清貴</text:p>
          </table:table-cell>
          <table:table-cell table:style-name="ce15" office:value-type="string" calcext:value-type="string">
            <text:p>158線消防分隊前閃光改三色號誌</text:p>
          </table:table-cell>
          <table:table-cell table:style-name="ce15" office:value-type="string" calcext:value-type="string">
            <text:p>褒忠鄉</text:p>
          </table:table-cell>
          <table:table-cell table:number-columns-repeated="2" table:style-name="ce22" office:value-type="float" office:value="400" calcext:value-type="float">
            <text:p><text:s/>40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王清貴</text:p>
          </table:table-cell>
          <table:table-cell table:style-name="ce15" office:value-type="string" calcext:value-type="string">
            <text:p>鄉公所前路口閃光改三色號誌</text:p>
          </table:table-cell>
          <table:table-cell table:style-name="ce15" office:value-type="string" calcext:value-type="string">
            <text:p>褒忠鄉</text:p>
          </table:table-cell>
          <table:table-cell table:number-columns-repeated="2" table:style-name="ce22" office:value-type="float" office:value="400" calcext:value-type="float">
            <text:p><text:s/>40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李建志</text:p>
          </table:table-cell>
          <table:table-cell table:style-name="ce15" office:value-type="string" calcext:value-type="string">
            <text:p>大學路、鎮東一路口增設三色號誌</text:p>
          </table:table-cell>
          <table:table-cell table:style-name="ce15" office:value-type="string" calcext:value-type="string">
            <text:p>斗六市</text:p>
          </table:table-cell>
          <table:table-cell table:number-columns-repeated="2" table:style-name="ce22" office:value-type="float" office:value="500" calcext:value-type="float">
            <text:p><text:s/>50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李建志</text:p>
          </table:table-cell>
          <table:table-cell table:style-name="ce15" office:value-type="string" calcext:value-type="string">
            <text:p>154乙線興中路口增設閃光號誌</text:p>
          </table:table-cell>
          <table:table-cell table:style-name="ce15" office:value-type="string" calcext:value-type="string">
            <text:p>莿桐鄉</text:p>
          </table:table-cell>
          <table:table-cell table:number-columns-repeated="2" table:style-name="ce22" office:value-type="float" office:value="180" calcext:value-type="float">
            <text:p><text:s/>18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賴淑娞</text:p>
          </table:table-cell>
          <table:table-cell table:style-name="ce15" office:value-type="string" calcext:value-type="string">
            <text:p>明德路、武陵街口增設三色號誌</text:p>
          </table:table-cell>
          <table:table-cell table:style-name="ce15" office:value-type="string" calcext:value-type="string">
            <text:p>斗六市</text:p>
          </table:table-cell>
          <table:table-cell table:number-columns-repeated="2" table:style-name="ce22" office:value-type="float" office:value="500" calcext:value-type="float">
            <text:p><text:s/>50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6">
          <table:table-cell table:style-name="ce7" office:value-type="string" calcext:value-type="string">
            <text:p>蔡岳儒 <text:s text:c="8"/>蔡孟真</text:p>
          </table:table-cell>
          <table:table-cell table:style-name="ce15" office:value-type="string" calcext:value-type="string">
            <text:p>146線光明路至椬梧國中路口閃光改三色號誌</text:p>
          </table:table-cell>
          <table:table-cell table:style-name="ce15" office:value-type="string" calcext:value-type="string">
            <text:p>口湖鄉</text:p>
          </table:table-cell>
          <table:table-cell table:number-columns-repeated="2" table:style-name="ce22" office:value-type="float" office:value="400" calcext:value-type="float">
            <text:p><text:s/>40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蔡東富</text:p>
          </table:table-cell>
          <table:table-cell table:style-name="ce15" office:value-type="string" calcext:value-type="string">
            <text:p>建國二路、六合街口增設閃光號誌</text:p>
          </table:table-cell>
          <table:table-cell table:style-name="ce15" office:value-type="string" calcext:value-type="string">
            <text:p>斗南鎮</text:p>
          </table:table-cell>
          <table:table-cell table:number-columns-repeated="2" table:style-name="ce22" office:value-type="float" office:value="180" calcext:value-type="float">
            <text:p><text:s/>18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林琨富</text:p>
          </table:table-cell>
          <table:table-cell table:style-name="ce15" office:value-type="string" calcext:value-type="string">
            <text:p>六合村東興38號前閃光改三色號誌</text:p>
          </table:table-cell>
          <table:table-cell table:style-name="ce15" office:value-type="string" calcext:value-type="string">
            <text:p>莿桐鄉</text:p>
          </table:table-cell>
          <table:table-cell table:number-columns-repeated="2" table:style-name="ce22" office:value-type="float" office:value="400" calcext:value-type="float">
            <text:p><text:s/>40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李明哲</text:p>
          </table:table-cell>
          <table:table-cell table:style-name="ce15" office:value-type="string" calcext:value-type="string">
            <text:p>安定里雲28-2與堤防路口增設閃光號誌</text:p>
          </table:table-cell>
          <table:table-cell table:style-name="ce15" office:value-type="string" calcext:value-type="string">
            <text:p>西螺鎮</text:p>
          </table:table-cell>
          <table:table-cell table:number-columns-repeated="2" table:style-name="ce22" office:value-type="float" office:value="180" calcext:value-type="float">
            <text:p><text:s/>18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鄭玲惠</text:p>
          </table:table-cell>
          <table:table-cell table:style-name="ce15" office:value-type="string" calcext:value-type="string">
            <text:p>市場北路與社口路岔口閃光改三色號誌</text:p>
          </table:table-cell>
          <table:table-cell table:style-name="ce15" office:value-type="string" calcext:value-type="string">
            <text:p>西螺鎮</text:p>
          </table:table-cell>
          <table:table-cell table:number-columns-repeated="2" table:style-name="ce22" office:value-type="float" office:value="400" calcext:value-type="float">
            <text:p><text:s/>40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李健福</text:p>
          </table:table-cell>
          <table:table-cell table:style-name="ce15" office:value-type="string" calcext:value-type="string">
            <text:p>內寮7米新路口增設閃光號誌</text:p>
          </table:table-cell>
          <table:table-cell table:style-name="ce15" office:value-type="string" calcext:value-type="string">
            <text:p>元長鄉</text:p>
          </table:table-cell>
          <table:table-cell table:number-columns-repeated="2" table:style-name="ce22" office:value-type="float" office:value="180" calcext:value-type="float">
            <text:p><text:s/>18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黃 <text:s/>凱</text:p>
          </table:table-cell>
          <table:table-cell table:style-name="ce15" office:value-type="string" calcext:value-type="string">
            <text:p>林森路、東仁路口增設三色號誌</text:p>
          </table:table-cell>
          <table:table-cell table:style-name="ce15" office:value-type="string" calcext:value-type="string">
            <text:p>虎尾鎮</text:p>
          </table:table-cell>
          <table:table-cell table:number-columns-repeated="2" table:style-name="ce22" office:value-type="float" office:value="500" calcext:value-type="float">
            <text:p><text:s/>50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7">
          <table:table-cell table:style-name="ce7" office:value-type="string" calcext:value-type="string">
            <text:p>謝翠蓮</text:p>
          </table:table-cell>
          <table:table-cell table:style-name="ce15" office:value-type="string" calcext:value-type="string">
            <text:p>褒忠國小汽車迴轉道增設三色號誌</text:p>
          </table:table-cell>
          <table:table-cell table:style-name="ce15" office:value-type="string" calcext:value-type="string">
            <text:p>褒忠鄉</text:p>
          </table:table-cell>
          <table:table-cell table:number-columns-repeated="2" table:style-name="ce22" office:value-type="float" office:value="500" calcext:value-type="float">
            <text:p><text:s/>50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8">
          <table:table-cell table:style-name="ce7" office:value-type="string" calcext:value-type="string">
            <text:p>廖清祥</text:p>
          </table:table-cell>
          <table:table-cell table:style-name="ce15" office:value-type="string" calcext:value-type="string">
            <text:p>七座里95號前增設閃光號誌</text:p>
          </table:table-cell>
          <table:table-cell table:style-name="ce15" office:value-type="string" calcext:value-type="string">
            <text:p>西螺鎮</text:p>
          </table:table-cell>
          <table:table-cell table:number-columns-repeated="2" table:style-name="ce21" office:value-type="float" office:value="180" calcext:value-type="float">
            <text:p><text:s/>18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6">
          <table:table-cell table:style-name="ce7" office:value-type="string" calcext:value-type="string">
            <text:p>廖清祥</text:p>
          </table:table-cell>
          <table:table-cell table:style-name="ce15" office:value-type="string" calcext:value-type="string">
            <text:p>墾地里光復庒與深坑橋旁路口增設閃光號誌</text:p>
          </table:table-cell>
          <table:table-cell table:style-name="ce15" office:value-type="string" calcext:value-type="string">
            <text:p>虎尾鎮</text:p>
          </table:table-cell>
          <table:table-cell table:number-columns-repeated="2" table:style-name="ce21" office:value-type="float" office:value="180" calcext:value-type="float">
            <text:p><text:s/>18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6">
          <table:table-cell table:style-name="ce7" office:value-type="string" calcext:value-type="string">
            <text:p>張素蘭</text:p>
          </table:table-cell>
          <table:table-cell table:style-name="ce15" office:value-type="string" calcext:value-type="string">
            <text:p>林厝寮桂林路與桂林路40巷路口增設閃光號誌</text:p>
          </table:table-cell>
          <table:table-cell table:style-name="ce15" office:value-type="string" calcext:value-type="string">
            <text:p>四湖鄉</text:p>
          </table:table-cell>
          <table:table-cell table:number-columns-repeated="2" table:style-name="ce21" office:value-type="float" office:value="180" calcext:value-type="float">
            <text:p><text:s/>180.00 </text:p>
          </table:table-cell>
          <table:table-cell table:style-name="ce15" office:value-type="string" calcext:value-type="string">
            <text:p>交通安全設備費</text:p>
          </table:table-cell>
          <table:table-cell table:style-name="ce15" office:value-type="string" calcext:value-type="string">
            <text:p>警察局</text:p>
          </table:table-cell>
          <table:table-cell table:style-name="ce15" office:value-type="string" calcext:value-type="string">
            <text:p>公開 <text:s text:c="2"/>招標</text:p>
          </table:table-cell>
          <table:table-cell table:style-name="ce15" office:value-type="string" calcext:value-type="string">
            <text:p>合大企業公司</text:p>
          </table:table-cell>
          <table:table-cell table:style-name="ce35"/>
          <table:table-cell table:number-columns-repeated="1014"/>
        </table:table-row>
        <table:table-row table:style-name="ro9">
          <table:table-cell table:style-name="ce8" office:value-type="string" office:string-value="沈銘恭" calcext:value-type="string">
            <text:p><text:s/>沈銘恭 </text:p>
          </table:table-cell>
          <table:table-cell table:style-name="ce8" office:value-type="string" office:string-value="古坑鄉樟湖休憩景點公共設施整體規劃設計" calcext:value-type="string">
            <text:p><text:s/>古坑鄉樟湖休憩景點公共設施整體規劃設計 </text:p>
          </table:table-cell>
          <table:table-cell table:style-name="ce8" office:value-type="string" office:string-value="古坑鄉樟湖村" calcext:value-type="string">
            <text:p><text:s/>古坑鄉樟湖村 </text:p>
          </table:table-cell>
          <table:table-cell table:number-columns-repeated="2" table:style-name="ce23" office:value-type="float" office:value="900" calcext:value-type="float">
            <text:p><text:s/>900.00 </text:p>
          </table:table-cell>
          <table:table-cell table:style-name="ce8" office:value-type="string" office:string-value="100年度-應付歲出保留款-其他公共工程-城鄉建設工程-設備及投資-公共建設及設施費" calcext:value-type="string">
            <text:p><text:s/>100年度-應付歲出保留款-其他公共工程-城鄉建設工程-設備及投資-公共建設及設施費 </text:p>
          </table:table-cell>
          <table:table-cell table:style-name="ce8" office:value-type="string" calcext:value-type="string">
            <text:p>城鄉發展處</text:p>
            <text:p>城鄉工程科</text:p>
          </table:table-cell>
          <table:table-cell table:style-name="ce8" office:value-type="string" office:string-value="公開取得報價單或企劃書" calcext:value-type="string">
            <text:p><text:s/>公開取得報價單或企劃書 </text:p>
          </table:table-cell>
          <table:table-cell table:style-name="ce8" office:value-type="string" office:string-value="元裕工程技術顧問有限公司" calcext:value-type="string">
            <text:p><text:s/>元裕工程技術顧問有限公司 </text:p>
          </table:table-cell>
          <table:table-cell table:style-name="ce35"/>
          <table:table-cell table:number-columns-repeated="1014"/>
        </table:table-row>
        <table:table-row table:style-name="ro10">
          <table:table-cell table:style-name="ce8" office:value-type="string" office:string-value="蔡東富" calcext:value-type="string">
            <text:p><text:s/>蔡東富 </text:p>
          </table:table-cell>
          <table:table-cell table:style-name="ce8" office:value-type="string" office:string-value="斗南鎮八德公園周邊環境增建工程" calcext:value-type="string">
            <text:p><text:s/>斗南鎮八德公園周邊環境增建工程 </text:p>
          </table:table-cell>
          <table:table-cell table:style-name="ce8" office:value-type="string" office:string-value="斗南鎮西歧里" calcext:value-type="string">
            <text:p><text:s/>斗南鎮西歧里 </text:p>
          </table:table-cell>
          <table:table-cell table:number-columns-repeated="2" table:style-name="ce23" office:value-type="float" office:value="1400" calcext:value-type="float">
            <text:p><text:s/>1,400.00 </text:p>
          </table:table-cell>
          <table:table-cell table:style-name="ce8" office:value-type="string" office:string-value="101年度-資本門-其他公共工程-一般小型零星工程-設備及投資-公共建設及設施費-101年度辦理道路、水利、水土保持、遊憩景觀、綠化、社區改造、教育設施及其他小型零星工程" calcext:value-type="string">
            <text:p><text:s/>101年度-資本門-其他公共工程-一般小型零星工程-設備及投資-公共建設及設施費-101年度辦理道路、水利、水土保持、遊憩景觀、綠化、社區改造、教育設施及其他小型零星工程 </text:p>
          </table:table-cell>
          <table:table-cell table:style-name="ce8" office:value-type="string" office:string-value="斗南鎮公所" calcext:value-type="string">
            <text:p><text:s/>斗南鎮公所 </text:p>
          </table:table-cell>
          <table:table-cell table:style-name="ce8" office:value-type="string" office:string-value="公開招標" calcext:value-type="string">
            <text:p><text:s/>公開招標 </text:p>
          </table:table-cell>
          <table:table-cell table:style-name="ce8" office:value-type="string" office:string-value="長具土木包工業" calcext:value-type="string">
            <text:p><text:s/>長具土木包工業 </text:p>
          </table:table-cell>
          <table:table-cell table:style-name="ce35"/>
          <table:table-cell table:number-columns-repeated="1014"/>
        </table:table-row>
        <table:table-row table:style-name="ro11">
          <table:table-cell table:style-name="ce8" office:value-type="string" office:string-value=" 蘇金煌 " calcext:value-type="string">
            <text:p><text:s text:c="2"/>蘇金煌 <text:s/></text:p>
          </table:table-cell>
          <table:table-cell table:style-name="ce8" office:value-type="string" office:string-value=" 口湖鄉金湖社區公有水池周邊環境景觀美化工程 " calcext:value-type="string">
            <text:p><text:s text:c="2"/>口湖鄉金湖社區公有水池周邊環境景觀美化工程 <text:s/></text:p>
          </table:table-cell>
          <table:table-cell table:style-name="ce8" office:value-type="string" office:string-value=" 口湖鄉金湖 " calcext:value-type="string">
            <text:p><text:s text:c="2"/>口湖鄉金湖 <text:s/></text:p>
          </table:table-cell>
          <table:table-cell table:number-columns-repeated="2" table:style-name="ce23" office:value-type="float" office:value="2000" calcext:value-type="float">
            <text:p><text:s/>2,000.00 </text:p>
          </table:table-cell>
          <table:table-cell table:style-name="ce8" office:value-type="string" office:string-value=" 100年度應付歲出保留款-資本門-其他公共工程-一般小型零星工程-設備及投資-公共建設及設施費-100年辦理道路、水利、水土保持、遊憩景觀、綠化、社區改善、教育設施及其他零小型零星工程 " calcext:value-type="string">
            <text:p><text:s text:c="2"/>100年度應付歲出保留款-資本門-其他公共工程-一般小型零星工程-設備及投資-公共建設及設施費-100年辦理道路、水利、水土保持、遊憩景觀、綠化、社區改善、教育設施及其他零小型零星工程 <text:s/></text:p>
          </table:table-cell>
          <table:table-cell table:style-name="ce8" office:value-type="string" office:string-value=" 口湖公所 " calcext:value-type="string">
            <text:p><text:s text:c="2"/>口湖公所 <text:s/></text:p>
          </table:table-cell>
          <table:table-cell table:style-name="ce8" office:value-type="string" office:string-value=" 公開招標 " calcext:value-type="string">
            <text:p><text:s text:c="2"/>公開招標 <text:s/></text:p>
          </table:table-cell>
          <table:table-cell table:style-name="ce8" office:value-type="string" calcext:value-type="string">
            <text:p> 規劃設計：三力結構電機技師事務所</text:p>
            <text:p>工程尚未發包 </text:p>
          </table:table-cell>
          <table:table-cell table:style-name="ce35"/>
          <table:table-cell table:number-columns-repeated="1014"/>
        </table:table-row>
        <table:table-row table:style-name="ro12">
          <table:table-cell table:style-name="ce8" office:value-type="string" office:string-value="蔡孟真議員" calcext:value-type="string">
            <text:p><text:s/>蔡孟真議員 </text:p>
          </table:table-cell>
          <table:table-cell table:style-name="ce8" office:value-type="string" office:string-value="口湖鄉下崙社區生態護岸空間工程" calcext:value-type="string">
            <text:p><text:s/>口湖鄉下崙社區生態護岸空間工程 </text:p>
          </table:table-cell>
          <table:table-cell table:style-name="ce8" office:value-type="string" office:string-value="口湖鄉下崙村" calcext:value-type="string">
            <text:p><text:s/>口湖鄉下崙村 </text:p>
          </table:table-cell>
          <table:table-cell table:number-columns-repeated="2" table:style-name="ce23" office:value-type="float" office:value="1000" calcext:value-type="float">
            <text:p><text:s/>1,000.00 </text:p>
          </table:table-cell>
          <table:table-cell table:style-name="ce29" office:value-type="string" office:string-value="100年度應付歲出保留款-資本門-其他公共工程一般小型零星工程-設備及設資-公共建設及設施費" calcext:value-type="string">
            <text:p><text:s/>100年度應付歲出保留款-資本門-其他公共工程一般小型零星工程-設備及設資-公共建設及設施費 </text:p>
          </table:table-cell>
          <table:table-cell table:style-name="ce8" office:value-type="string" office:string-value="口湖鄉公所" calcext:value-type="string">
            <text:p><text:s/>口湖鄉公所 </text:p>
          </table:table-cell>
          <table:table-cell table:style-name="ce8" office:value-type="string" office:string-value="公開招標" calcext:value-type="string">
            <text:p><text:s/>公開招標 </text:p>
          </table:table-cell>
          <table:table-cell table:style-name="ce8" office:value-type="string" office:string-value="宏偉土木包工業" calcext:value-type="string">
            <text:p><text:s/>宏偉土木包工業 </text:p>
          </table:table-cell>
          <table:table-cell table:style-name="ce35"/>
          <table:table-cell table:number-columns-repeated="1014"/>
        </table:table-row>
        <table:table-row table:style-name="ro9">
          <table:table-cell table:style-name="ce8" office:value-type="string" office:string-value="蘇金煌議長" calcext:value-type="string">
            <text:p><text:s/>蘇金煌議長 </text:p>
          </table:table-cell>
          <table:table-cell table:style-name="ce8" office:value-type="string" office:string-value="台西鄉蚊港社區多功能廣場綠美化暨遊憩設施工程" calcext:value-type="string">
            <text:p><text:s/>台西鄉蚊港社區多功能廣場綠美化暨遊憩設施工程 </text:p>
          </table:table-cell>
          <table:table-cell table:style-name="ce8" office:value-type="string" office:string-value="台西鄉蚊港村" calcext:value-type="string">
            <text:p><text:s/>台西鄉蚊港村 </text:p>
          </table:table-cell>
          <table:table-cell table:number-columns-repeated="2" table:style-name="ce23" office:value-type="float" office:value="2220" calcext:value-type="float">
            <text:p><text:s/>2,220.00 </text:p>
          </table:table-cell>
          <table:table-cell table:style-name="ce29" office:value-type="string" office:string-value="101年度-資本門-其他公共工程一般小型零星工程-設備及設資-公共建設及設施費" calcext:value-type="string">
            <text:p><text:s/>101年度-資本門-其他公共工程一般小型零星工程-設備及設資-公共建設及設施費 </text:p>
          </table:table-cell>
          <table:table-cell table:style-name="ce8" office:value-type="string" office:string-value="台西鄉公所" calcext:value-type="string">
            <text:p><text:s/>台西鄉公所 </text:p>
          </table:table-cell>
          <table:table-cell table:style-name="ce8" office:value-type="string" office:string-value="公開招標" calcext:value-type="string">
            <text:p><text:s/>公開招標 </text:p>
          </table:table-cell>
          <table:table-cell table:style-name="ce8" office:value-type="string" office:string-value="春雨營造有限公司" calcext:value-type="string">
            <text:p><text:s/>春雨營造有限公司 </text:p>
          </table:table-cell>
          <table:table-cell table:style-name="ce35"/>
          <table:table-cell table:number-columns-repeated="1014"/>
        </table:table-row>
        <table:table-row table:style-name="ro9">
          <table:table-cell table:style-name="ce8" office:value-type="string" office:string-value="林哲凌議員" calcext:value-type="string">
            <text:p><text:s/>林哲凌議員 </text:p>
          </table:table-cell>
          <table:table-cell table:style-name="ce8" office:value-type="string" office:string-value="北港鎮府番社區復興宮前活動廣場整修工程" calcext:value-type="string">
            <text:p><text:s/>北港鎮府番社區復興宮前活動廣場整修工程 </text:p>
          </table:table-cell>
          <table:table-cell table:style-name="ce8" office:value-type="string" office:string-value="北港鎮府番村" calcext:value-type="string">
            <text:p><text:s/>北港鎮府番村 </text:p>
          </table:table-cell>
          <table:table-cell table:number-columns-repeated="2" table:style-name="ce23" office:value-type="float" office:value="500" calcext:value-type="float">
            <text:p><text:s/>500.00 </text:p>
          </table:table-cell>
          <table:table-cell table:style-name="ce29" office:value-type="string" office:string-value="101年度-資本門-其他公共工程一般小型零星工程-設備及設資-公共建設及設施費" calcext:value-type="string">
            <text:p><text:s/>101年度-資本門-其他公共工程一般小型零星工程-設備及設資-公共建設及設施費 </text:p>
          </table:table-cell>
          <table:table-cell table:style-name="ce8" office:value-type="string" office:string-value="北港鎮公所" calcext:value-type="string">
            <text:p><text:s/>北港鎮公所 </text:p>
          </table:table-cell>
          <table:table-cell table:style-name="ce8" office:value-type="string" office:string-value="公開招標" calcext:value-type="string">
            <text:p><text:s/>公開招標 </text:p>
          </table:table-cell>
          <table:table-cell table:style-name="ce8" office:value-type="string" office:string-value="禾盈土木包工業" calcext:value-type="string">
            <text:p><text:s/>禾盈土木包工業 </text:p>
          </table:table-cell>
          <table:table-cell table:style-name="ce35"/>
          <table:table-cell table:number-columns-repeated="1014"/>
        </table:table-row>
        <table:table-row table:style-name="ro12">
          <table:table-cell table:style-name="ce8" office:value-type="string" office:string-value="王清貴" calcext:value-type="string">
            <text:p><text:s/>王清貴 </text:p>
          </table:table-cell>
          <table:table-cell table:style-name="ce8" office:value-type="string" office:string-value="台西鄉泉州社區綠美化工程" calcext:value-type="string">
            <text:p><text:s/>台西鄉泉州社區綠美化工程 </text:p>
          </table:table-cell>
          <table:table-cell table:style-name="ce8" office:value-type="string" office:string-value="台西鄉" calcext:value-type="string">
            <text:p><text:s/>台西鄉 </text:p>
          </table:table-cell>
          <table:table-cell table:style-name="ce23" office:value-type="float" office:value="1296" calcext:value-type="float">
            <text:p><text:s/>1,296.00 </text:p>
          </table:table-cell>
          <table:table-cell table:style-name="ce23" office:value-type="float" office:value="1030" calcext:value-type="float">
            <text:p><text:s/>1,030.00 </text:p>
          </table:table-cell>
          <table:table-cell table:style-name="ce29" office:value-type="string" office:string-value="100年度應付歲出保留款-其他公共工程-一般小型零星工程-設備及設資-公共建設及設施費" calcext:value-type="string">
            <text:p><text:s/>100年度應付歲出保留款-其他公共工程-一般小型零星工程-設備及設資-公共建設及設施費 </text:p>
          </table:table-cell>
          <table:table-cell table:style-name="ce8" office:value-type="string" calcext:value-type="string">
            <text:p>城鄉發展處</text:p>
            <text:p>鄉村計畫科</text:p>
          </table:table-cell>
          <table:table-cell table:style-name="ce8" office:value-type="string" office:string-value="公開招標" calcext:value-type="string">
            <text:p><text:s/>公開招標 </text:p>
          </table:table-cell>
          <table:table-cell table:style-name="ce8" office:value-type="string" office:string-value="元發營造股份有限公司" calcext:value-type="string">
            <text:p><text:s/>元發營造股份有限公司 </text:p>
          </table:table-cell>
          <table:table-cell table:style-name="ce35"/>
          <table:table-cell table:number-columns-repeated="1014"/>
        </table:table-row>
        <table:table-row table:style-name="ro13">
          <table:table-cell table:style-name="ce8" office:value-type="string" office:string-value="蔡東富" calcext:value-type="string">
            <text:p><text:s/>蔡東富 </text:p>
          </table:table-cell>
          <table:table-cell table:style-name="ce8" office:value-type="string" office:string-value="斗南鎮西伯里等週邊環境景觀改善工程" calcext:value-type="string">
            <text:p><text:s/>斗南鎮西伯里等週邊環境景觀改善工程 </text:p>
          </table:table-cell>
          <table:table-cell table:style-name="ce8" office:value-type="string" office:string-value="斗南鎮" calcext:value-type="string">
            <text:p><text:s/>斗南鎮 </text:p>
          </table:table-cell>
          <table:table-cell table:number-columns-repeated="2" table:style-name="ce23" office:value-type="float" office:value="1600" calcext:value-type="float">
            <text:p><text:s/>1,600.00 </text:p>
          </table:table-cell>
          <table:table-cell table:style-name="ce29" office:value-type="string" office:string-value="100年度-其他公共工程-一般小型零星工程-設備及設資-公共建設及設施費" calcext:value-type="string">
            <text:p><text:s/>100年度-其他公共工程-一般小型零星工程-設備及設資-公共建設及設施費 </text:p>
          </table:table-cell>
          <table:table-cell table:style-name="ce8" office:value-type="string" office:string-value="斗南鎮公所" calcext:value-type="string">
            <text:p><text:s/>斗南鎮公所 </text:p>
          </table:table-cell>
          <table:table-cell table:style-name="ce8" office:value-type="string" office:string-value="公開招標" calcext:value-type="string">
            <text:p><text:s/>公開招標 </text:p>
          </table:table-cell>
          <table:table-cell table:style-name="ce8" office:value-type="string" office:string-value="森泰營造有限公司" calcext:value-type="string">
            <text:p><text:s/>森泰營造有限公司 </text:p>
          </table:table-cell>
          <table:table-cell table:style-name="ce35"/>
          <table:table-cell table:number-columns-repeated="1014"/>
        </table:table-row>
        <table:table-row table:style-name="ro13">
          <table:table-cell table:style-name="ce8" office:value-type="string" office:string-value="廖清祥" calcext:value-type="string">
            <text:p><text:s/>廖清祥 </text:p>
          </table:table-cell>
          <table:table-cell table:style-name="ce8" office:value-type="string" office:string-value="雲林縣二崙鄉惠來厝客家文化廣場及周邊環境改善計畫" calcext:value-type="string">
            <text:p><text:s/>雲林縣二崙鄉惠來厝客家文化廣場及周邊環境改善計畫 </text:p>
          </table:table-cell>
          <table:table-cell table:style-name="ce8" office:value-type="string" office:string-value="二崙鄉" calcext:value-type="string">
            <text:p><text:s/>二崙鄉 </text:p>
          </table:table-cell>
          <table:table-cell table:number-columns-repeated="2" table:style-name="ce23" office:value-type="float" office:value="1100" calcext:value-type="float">
            <text:p><text:s/>1,100.00 </text:p>
          </table:table-cell>
          <table:table-cell table:style-name="ce29" office:value-type="string" office:string-value="101年度墊付款-一般建築及設備-財產設備-設備及投資-公共建設及設施費" calcext:value-type="string">
            <text:p><text:s/>101年度墊付款-一般建築及設備-財產設備-設備及投資-公共建設及設施費 </text:p>
          </table:table-cell>
          <table:table-cell table:style-name="ce8" office:value-type="string" calcext:value-type="string">
            <text:p>城鄉發展處</text:p>
            <text:p>鄉村計畫科</text:p>
          </table:table-cell>
          <table:table-cell table:style-name="ce8" office:value-type="string" office:string-value="公開招標" calcext:value-type="string">
            <text:p><text:s/>公開招標 </text:p>
          </table:table-cell>
          <table:table-cell table:style-name="ce8" office:value-type="string" office:string-value="澄谷景觀規劃設計有限公司" calcext:value-type="string">
            <text:p><text:s/>澄谷景觀規劃設計有限公司 </text:p>
          </table:table-cell>
          <table:table-cell table:style-name="ce35"/>
          <table:table-cell table:number-columns-repeated="1014"/>
        </table:table-row>
        <table:table-row table:style-name="ro9">
          <table:table-cell table:style-name="ce8" office:value-type="string" office:string-value="陳河山" calcext:value-type="string">
            <text:p><text:s/>陳河山 </text:p>
          </table:table-cell>
          <table:table-cell table:style-name="ce8" office:value-type="string" office:string-value="林內鄉林內公園濟公堂周邊環境整理" calcext:value-type="string">
            <text:p><text:s/>林內鄉林內公園濟公堂周邊環境整理 </text:p>
          </table:table-cell>
          <table:table-cell table:style-name="ce8" office:value-type="string" office:string-value="林內鄉林中村" calcext:value-type="string">
            <text:p><text:s/>林內鄉林中村 </text:p>
          </table:table-cell>
          <table:table-cell table:number-columns-repeated="2" table:style-name="ce23" office:value-type="float" office:value="5000" calcext:value-type="float">
            <text:p><text:s/>5,000.00 </text:p>
          </table:table-cell>
          <table:table-cell table:style-name="ce29" office:value-type="string" office:string-value="101年度-資本門-其他公共工程一般小型零星工程-設備及設資-公共建設及設施費" calcext:value-type="string">
            <text:p><text:s/>101年度-資本門-其他公共工程一般小型零星工程-設備及設資-公共建設及設施費 </text:p>
          </table:table-cell>
          <table:table-cell table:style-name="ce8" office:value-type="string" calcext:value-type="string">
            <text:p>城鄉發展處</text:p>
            <text:p>鄉村計畫科</text:p>
          </table:table-cell>
          <table:table-cell table:style-name="ce8" office:value-type="string" office:string-value="公開招標" calcext:value-type="string">
            <text:p><text:s/>公開招標 </text:p>
          </table:table-cell>
          <table:table-cell table:style-name="ce8" office:value-type="string" office:string-value="李浚熒建築師事務所(規劃設計中)" calcext:value-type="string">
            <text:p><text:s/>李浚熒建築師事務所(規劃設計中) </text:p>
          </table:table-cell>
          <table:table-cell table:style-name="ce35"/>
          <table:table-cell table:number-columns-repeated="1014"/>
        </table:table-row>
        <table:table-row table:style-name="ro13">
          <table:table-cell table:style-name="ce8" office:value-type="string" office:string-value="蔡岳儒" calcext:value-type="string">
            <text:p><text:s/>蔡岳儒 </text:p>
          </table:table-cell>
          <table:table-cell table:style-name="ce8" office:value-type="string" office:string-value="東側通學步道木製平台損壞拆除工程" calcext:value-type="string">
            <text:p><text:s/>東側通學步道木製平台損壞拆除工程 </text:p>
          </table:table-cell>
          <table:table-cell table:style-name="ce8" office:value-type="string" office:string-value="北港國中" calcext:value-type="string">
            <text:p><text:s/>北港國中 </text:p>
          </table:table-cell>
          <table:table-cell table:number-columns-repeated="2" table:style-name="ce23" office:value-type="float" office:value="82.79" calcext:value-type="float">
            <text:p><text:s/>82.79 </text:p>
          </table:table-cell>
          <table:table-cell table:style-name="ce29" office:value-type="string" office:string-value="101年度-其他公共工程-城鄉建設工程-設備及投資-公共建設及設施費" calcext:value-type="string">
            <text:p><text:s/>101年度-其他公共工程-城鄉建設工程-設備及投資-公共建設及設施費 </text:p>
          </table:table-cell>
          <table:table-cell table:style-name="ce8" office:value-type="string" office:string-value="北港國中" calcext:value-type="string">
            <text:p><text:s/>北港國中 </text:p>
          </table:table-cell>
          <table:table-cell table:style-name="ce8" office:value-type="string" office:string-value="公開取得報價單或企劃書(設計監造案)/公開招標(工程案)" calcext:value-type="string">
            <text:p><text:s/>公開取得報價單或企劃書(設計監造案)/公開招標(工程案) </text:p>
          </table:table-cell>
          <table:table-cell table:style-name="ce8" office:value-type="string" office:string-value="規劃設計發包中" calcext:value-type="string">
            <text:p><text:s/>規劃設計發包中 </text:p>
          </table:table-cell>
          <table:table-cell table:style-name="ce35"/>
          <table:table-cell table:number-columns-repeated="1014"/>
        </table:table-row>
        <table:table-row table:style-name="ro9">
          <table:table-cell table:style-name="ce8" office:value-type="string" office:string-value="鄭玲惠" calcext:value-type="string">
            <text:p><text:s/>鄭玲惠 </text:p>
          </table:table-cell>
          <table:table-cell table:style-name="ce8" office:value-type="string" office:string-value="西螺鎮大新里、埤頭里活動中心及頂湳半月池景觀設施工程" calcext:value-type="string">
            <text:p><text:s/>西螺鎮大新里、埤頭里活動中心及頂湳半月池景觀設施工程 </text:p>
          </table:table-cell>
          <table:table-cell table:style-name="ce8" office:value-type="string" office:string-value="西螺鎮" calcext:value-type="string">
            <text:p><text:s/>西螺鎮 </text:p>
          </table:table-cell>
          <table:table-cell table:number-columns-repeated="2" table:style-name="ce23" office:value-type="float" office:value="4000" calcext:value-type="float">
            <text:p><text:s/>4,000.00 </text:p>
          </table:table-cell>
          <table:table-cell table:style-name="ce29" office:value-type="string" office:string-value="101年度墊付款-資本門-其他公共工程一般小型零星工程-設備及設資-公共建設及設施費" calcext:value-type="string">
            <text:p><text:s/>101年度墊付款-資本門-其他公共工程一般小型零星工程-設備及設資-公共建設及設施費 </text:p>
          </table:table-cell>
          <table:table-cell table:style-name="ce8" office:value-type="string" calcext:value-type="string">
            <text:p>城鄉發展處</text:p>
            <text:p>鄉村計畫科</text:p>
          </table:table-cell>
          <table:table-cell table:style-name="ce8" office:value-type="string" office:string-value="公開取得報價單或企劃書(設計監造案)/公開招標(工程案)" calcext:value-type="string">
            <text:p><text:s/>公開取得報價單或企劃書(設計監造案)/公開招標(工程案) </text:p>
          </table:table-cell>
          <table:table-cell table:style-name="ce8" office:value-type="string" office:string-value="永澍景觀股份有限公司(規劃設計中)" calcext:value-type="string">
            <text:p><text:s/>永澍景觀股份有限公司(規劃設計中) </text:p>
          </table:table-cell>
          <table:table-cell table:style-name="ce35"/>
          <table:table-cell table:number-columns-repeated="1014"/>
        </table:table-row>
        <table:table-row table:style-name="ro6">
          <table:table-cell table:style-name="ce8" office:value-type="string" office:string-value="江文登" calcext:value-type="string">
            <text:p><text:s/>江文登 </text:p>
          </table:table-cell>
          <table:table-cell table:style-name="ce8" office:value-type="string" office:string-value="新購割草機及充實設備" calcext:value-type="string">
            <text:p><text:s/>新購割草機及充實設備 </text:p>
          </table:table-cell>
          <table:table-cell table:style-name="ce8" office:value-type="string" office:string-value="保長國小" calcext:value-type="string">
            <text:p><text:s/>保長國小 </text:p>
          </table:table-cell>
          <table:table-cell table:style-name="ce23" office:value-type="float" office:value="178" calcext:value-type="float">
            <text:p><text:s/>178.00 </text:p>
          </table:table-cell>
          <table:table-cell table:style-name="ce23" table:formula="of:=[.D46]" office:value-type="float" office:value="178" calcext:value-type="float">
            <text:p><text:s/>178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保長國小" calcext:value-type="string">
            <text:p><text:s/>保長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垚品企業股份有限公司" calcext:value-type="string">
            <text:p><text:s/>垚品企業股份有限公司 </text:p>
          </table:table-cell>
          <table:table-cell table:style-name="ce35"/>
          <table:table-cell table:number-columns-repeated="1014"/>
        </table:table-row>
        <table:table-row table:style-name="ro6">
          <table:table-cell table:style-name="ce8" office:value-type="string" office:string-value="林聖爵" calcext:value-type="string">
            <text:p><text:s/>林聖爵 </text:p>
          </table:table-cell>
          <table:table-cell table:style-name="ce8" office:value-type="string" office:string-value="充實一般教室數位教學設備" calcext:value-type="string">
            <text:p><text:s/>充實一般教室數位教學設備 </text:p>
          </table:table-cell>
          <table:table-cell table:style-name="ce8" office:value-type="string" office:string-value="公誠國小" calcext:value-type="string">
            <text:p><text:s/>公誠國小 </text:p>
          </table:table-cell>
          <table:table-cell table:style-name="ce23" office:value-type="float" office:value="200" calcext:value-type="float">
            <text:p><text:s/>200.00 </text:p>
          </table:table-cell>
          <table:table-cell table:style-name="ce23" table:formula="of:=[.D47]" office:value-type="float" office:value="200" calcext:value-type="float">
            <text:p><text:s/>20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公誠國小" calcext:value-type="string">
            <text:p><text:s/>公誠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大同股份有限公司" calcext:value-type="string">
            <text:p><text:s/>大同股份有限公司 </text:p>
          </table:table-cell>
          <table:table-cell table:style-name="ce35"/>
          <table:table-cell table:number-columns-repeated="1014"/>
        </table:table-row>
        <table:table-row table:style-name="ro6">
          <table:table-cell table:style-name="ce8" office:value-type="string" office:string-value="鄭玲惠" calcext:value-type="string">
            <text:p><text:s/>鄭玲惠 </text:p>
          </table:table-cell>
          <table:table-cell table:style-name="ce8" office:value-type="string" office:string-value="購置資訊教學輔助系統軟體單" calcext:value-type="string">
            <text:p><text:s/>購置資訊教學輔助系統軟體單 </text:p>
          </table:table-cell>
          <table:table-cell table:style-name="ce8" office:value-type="string" office:string-value="西螺國中" calcext:value-type="string">
            <text:p><text:s/>西螺國中 </text:p>
          </table:table-cell>
          <table:table-cell table:style-name="ce23" office:value-type="float" office:value="185" calcext:value-type="float">
            <text:p><text:s/>185.00 </text:p>
          </table:table-cell>
          <table:table-cell table:style-name="ce23" table:formula="of:=[.D48]" office:value-type="float" office:value="185" calcext:value-type="float">
            <text:p><text:s/>185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西螺國中" calcext:value-type="string">
            <text:p><text:s/>西螺國中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巨匠電腦股份有限公司" calcext:value-type="string">
            <text:p><text:s/>巨匠電腦股份有限公司 </text:p>
          </table:table-cell>
          <table:table-cell table:style-name="ce35"/>
          <table:table-cell table:number-columns-repeated="1014"/>
        </table:table-row>
        <table:table-row table:style-name="ro6">
          <table:table-cell table:style-name="ce8" office:value-type="string" office:string-value="陳瑞雄" calcext:value-type="string">
            <text:p><text:s/>陳瑞雄 </text:p>
          </table:table-cell>
          <table:table-cell table:style-name="ce8" office:value-type="string" office:string-value="充實教學設備-購置投影機相關設備" calcext:value-type="string">
            <text:p><text:s/>充實教學設備-購置投影機相關設備 </text:p>
          </table:table-cell>
          <table:table-cell table:style-name="ce8" office:value-type="string" office:string-value="崇德國中" calcext:value-type="string">
            <text:p><text:s/>崇德國中 </text:p>
          </table:table-cell>
          <table:table-cell table:style-name="ce23" office:value-type="float" office:value="98" calcext:value-type="float">
            <text:p><text:s/>98.00 </text:p>
          </table:table-cell>
          <table:table-cell table:style-name="ce23" table:formula="of:=[.D49]" office:value-type="float" office:value="98" calcext:value-type="float">
            <text:p><text:s/>98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崇德國中" calcext:value-type="string">
            <text:p><text:s/>崇德國中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創勝科技股份有限公司" calcext:value-type="string">
            <text:p><text:s/>創勝科技股份有限公司 </text:p>
          </table:table-cell>
          <table:table-cell table:style-name="ce35"/>
          <table:table-cell table:number-columns-repeated="1014"/>
        </table:table-row>
        <table:table-row table:style-name="ro6">
          <table:table-cell table:style-name="ce8" office:value-type="string" office:string-value="江文登" calcext:value-type="string">
            <text:p><text:s/>江文登 </text:p>
          </table:table-cell>
          <table:table-cell table:style-name="ce8" office:value-type="string" office:string-value="購置資訊教學輔助系統軟體" calcext:value-type="string">
            <text:p><text:s/>購置資訊教學輔助系統軟體 </text:p>
          </table:table-cell>
          <table:table-cell table:style-name="ce8" office:value-type="string" office:string-value="雲林國中" calcext:value-type="string">
            <text:p><text:s/>雲林國中 </text:p>
          </table:table-cell>
          <table:table-cell table:style-name="ce23" office:value-type="float" office:value="185" calcext:value-type="float">
            <text:p><text:s/>185.00 </text:p>
          </table:table-cell>
          <table:table-cell table:style-name="ce23" table:formula="of:=[.D50]" office:value-type="float" office:value="185" calcext:value-type="float">
            <text:p><text:s/>185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雲林國中" calcext:value-type="string">
            <text:p><text:s/>雲林國中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巨匠電腦股份有限公司" calcext:value-type="string">
            <text:p><text:s/>巨匠電腦股份有限公司 </text:p>
          </table:table-cell>
          <table:table-cell table:style-name="ce35"/>
          <table:table-cell table:number-columns-repeated="1014"/>
        </table:table-row>
        <table:table-row table:style-name="ro6">
          <table:table-cell table:style-name="ce8" office:value-type="string" office:string-value="黃文祥" calcext:value-type="string">
            <text:p><text:s/>黃文祥 </text:p>
          </table:table-cell>
          <table:table-cell table:style-name="ce8" office:value-type="string" office:string-value="購置反饋系統暨互動投影機" calcext:value-type="string">
            <text:p><text:s/>購置反饋系統暨互動投影機 </text:p>
          </table:table-cell>
          <table:table-cell table:style-name="ce8" office:value-type="string" office:string-value="文正國小" calcext:value-type="string">
            <text:p><text:s/>文正國小 </text:p>
          </table:table-cell>
          <table:table-cell table:style-name="ce23" office:value-type="float" office:value="199" calcext:value-type="float">
            <text:p><text:s/>199.00 </text:p>
          </table:table-cell>
          <table:table-cell table:style-name="ce23" table:formula="of:=[.D51]" office:value-type="float" office:value="199" calcext:value-type="float">
            <text:p><text:s/>199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文正國小" calcext:value-type="string">
            <text:p><text:s/>文正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捷達數位系統有限公司" calcext:value-type="string">
            <text:p><text:s/>捷達數位系統有限公司 </text:p>
          </table:table-cell>
          <table:table-cell table:style-name="ce35"/>
          <table:table-cell table:number-columns-repeated="1014"/>
        </table:table-row>
        <table:table-row table:style-name="ro6">
          <table:table-cell table:style-name="ce8" office:value-type="string" office:string-value="黃文祥" calcext:value-type="string">
            <text:p><text:s/>黃文祥 </text:p>
          </table:table-cell>
          <table:table-cell table:style-name="ce8" office:value-type="string" office:string-value="購置反饋系統暨互動投影機" calcext:value-type="string">
            <text:p><text:s/>購置反饋系統暨互動投影機 </text:p>
          </table:table-cell>
          <table:table-cell table:style-name="ce8" office:value-type="string" office:string-value="宏仁國小" calcext:value-type="string">
            <text:p><text:s/>宏仁國小 </text:p>
          </table:table-cell>
          <table:table-cell table:style-name="ce23" office:value-type="float" office:value="199" calcext:value-type="float">
            <text:p><text:s/>199.00 </text:p>
          </table:table-cell>
          <table:table-cell table:style-name="ce23" table:formula="of:=[.D52]" office:value-type="float" office:value="199" calcext:value-type="float">
            <text:p><text:s/>199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宏仁國小" calcext:value-type="string">
            <text:p><text:s/>宏仁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捷達數位系統有限公司" calcext:value-type="string">
            <text:p><text:s/>捷達數位系統有限公司 </text:p>
          </table:table-cell>
          <table:table-cell table:style-name="ce35"/>
          <table:table-cell table:number-columns-repeated="1014"/>
        </table:table-row>
        <table:table-row table:style-name="ro6">
          <table:table-cell table:style-name="ce8" office:value-type="string" office:string-value="黃耀煌" calcext:value-type="string">
            <text:p><text:s/>黃耀煌 </text:p>
          </table:table-cell>
          <table:table-cell table:style-name="ce8" office:value-type="string" office:string-value="購置複合式影印機" calcext:value-type="string">
            <text:p><text:s/>購置複合式影印機 </text:p>
          </table:table-cell>
          <table:table-cell table:style-name="ce8" office:value-type="string" office:string-value="虎尾國中" calcext:value-type="string">
            <text:p><text:s/>虎尾國中 </text:p>
          </table:table-cell>
          <table:table-cell table:style-name="ce23" office:value-type="float" office:value="199" calcext:value-type="float">
            <text:p><text:s/>199.00 </text:p>
          </table:table-cell>
          <table:table-cell table:style-name="ce23" table:formula="of:=[.D53]" office:value-type="float" office:value="199" calcext:value-type="float">
            <text:p><text:s/>199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虎尾國中" calcext:value-type="string">
            <text:p><text:s/>虎尾國中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東磊資訊有限公司" calcext:value-type="string">
            <text:p><text:s/>東磊資訊有限公司 </text:p>
          </table:table-cell>
          <table:table-cell table:style-name="ce35"/>
          <table:table-cell table:number-columns-repeated="1014"/>
        </table:table-row>
        <table:table-row table:style-name="ro6">
          <table:table-cell table:style-name="ce8" office:value-type="string" office:string-value="黃耀煌" calcext:value-type="string">
            <text:p><text:s/>黃耀煌 </text:p>
          </table:table-cell>
          <table:table-cell table:style-name="ce8" office:value-type="string" office:string-value="購置電話暨廣播系統" calcext:value-type="string">
            <text:p><text:s/>購置電話暨廣播系統 </text:p>
          </table:table-cell>
          <table:table-cell table:style-name="ce8" office:value-type="string" office:string-value="信義國小" calcext:value-type="string">
            <text:p><text:s/>信義國小 </text:p>
          </table:table-cell>
          <table:table-cell table:style-name="ce23" office:value-type="float" office:value="58" calcext:value-type="float">
            <text:p><text:s/>58.00 </text:p>
          </table:table-cell>
          <table:table-cell table:style-name="ce23" table:formula="of:=[.D54]" office:value-type="float" office:value="58" calcext:value-type="float">
            <text:p><text:s/>58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信義國小" calcext:value-type="string">
            <text:p><text:s/>信義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坊香有限公司" calcext:value-type="string">
            <text:p><text:s/>坊香有限公司 </text:p>
          </table:table-cell>
          <table:table-cell table:style-name="ce35"/>
          <table:table-cell table:number-columns-repeated="1014"/>
        </table:table-row>
        <table:table-row table:style-name="ro6">
          <table:table-cell table:style-name="ce8" office:value-type="string" office:string-value="黃文祥" calcext:value-type="string">
            <text:p><text:s/>黃文祥 </text:p>
          </table:table-cell>
          <table:table-cell table:style-name="ce8" office:value-type="string" office:string-value="購置單槍投影機" calcext:value-type="string">
            <text:p><text:s/>購置單槍投影機 </text:p>
          </table:table-cell>
          <table:table-cell table:style-name="ce8" office:value-type="string" office:string-value="水燦林國小" calcext:value-type="string">
            <text:p><text:s/>水燦林國小 </text:p>
          </table:table-cell>
          <table:table-cell table:style-name="ce23" office:value-type="float" office:value="200" calcext:value-type="float">
            <text:p><text:s/>200.00 </text:p>
          </table:table-cell>
          <table:table-cell table:style-name="ce23" table:formula="of:=[.D55]" office:value-type="float" office:value="200" calcext:value-type="float">
            <text:p><text:s/>20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水燦林國小" calcext:value-type="string">
            <text:p><text:s/>水燦林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捷達數位系統有限公司" calcext:value-type="string">
            <text:p><text:s/>捷達數位系統有限公司 </text:p>
          </table:table-cell>
          <table:table-cell table:style-name="ce35"/>
          <table:table-cell table:number-columns-repeated="1014"/>
        </table:table-row>
        <table:table-row table:style-name="ro6">
          <table:table-cell table:style-name="ce8" office:value-type="string" office:string-value="黃耀煌" calcext:value-type="string">
            <text:p><text:s/>黃耀煌 </text:p>
          </table:table-cell>
          <table:table-cell table:style-name="ce8" office:value-type="string" office:string-value="購置數位式影印機" calcext:value-type="string">
            <text:p><text:s/>購置數位式影印機 </text:p>
          </table:table-cell>
          <table:table-cell table:style-name="ce8" office:value-type="string" office:string-value="溝壩國小" calcext:value-type="string">
            <text:p><text:s/>溝壩國小 </text:p>
          </table:table-cell>
          <table:table-cell table:style-name="ce23" office:value-type="float" office:value="90" calcext:value-type="float">
            <text:p><text:s/>90.00 </text:p>
          </table:table-cell>
          <table:table-cell table:style-name="ce23" table:formula="of:=[.D56]" office:value-type="float" office:value="90" calcext:value-type="float">
            <text:p><text:s/>9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溝壩嘯小" calcext:value-type="string">
            <text:p><text:s/>溝壩嘯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億祥興有限公司" calcext:value-type="string">
            <text:p><text:s/>億祥興有限公司 </text:p>
          </table:table-cell>
          <table:table-cell table:style-name="ce35"/>
          <table:table-cell table:number-columns-repeated="1014"/>
        </table:table-row>
        <table:table-row table:style-name="ro6">
          <table:table-cell table:style-name="ce8" office:value-type="string" office:string-value="江文登" calcext:value-type="string">
            <text:p><text:s/>江文登 </text:p>
          </table:table-cell>
          <table:table-cell table:style-name="ce8" office:value-type="string" office:string-value="充實教室新式課桌椅" calcext:value-type="string">
            <text:p><text:s/>充實教室新式課桌椅 </text:p>
          </table:table-cell>
          <table:table-cell table:style-name="ce8" office:value-type="string" office:string-value="公誠國小" calcext:value-type="string">
            <text:p><text:s/>公誠國小 </text:p>
          </table:table-cell>
          <table:table-cell table:style-name="ce23" office:value-type="float" office:value="200" calcext:value-type="float">
            <text:p><text:s/>200.00 </text:p>
          </table:table-cell>
          <table:table-cell table:style-name="ce23" table:formula="of:=[.D57]" office:value-type="float" office:value="200" calcext:value-type="float">
            <text:p><text:s/>20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公誠國小" calcext:value-type="string">
            <text:p><text:s/>公誠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歐韻辦公家具公司" calcext:value-type="string">
            <text:p><text:s/>歐韻辦公家具公司 </text:p>
          </table:table-cell>
          <table:table-cell table:style-name="ce35"/>
          <table:table-cell table:number-columns-repeated="1014"/>
        </table:table-row>
        <table:table-row table:style-name="ro6">
          <table:table-cell table:style-name="ce8" office:value-type="string" office:string-value="沈宗隆" calcext:value-type="string">
            <text:p><text:s/>沈宗隆 </text:p>
          </table:table-cell>
          <table:table-cell table:style-name="ce8" office:value-type="string" office:string-value="購置電話暨廣播系統" calcext:value-type="string">
            <text:p><text:s/>購置電話暨廣播系統 </text:p>
          </table:table-cell>
          <table:table-cell table:style-name="ce8" office:value-type="string" office:string-value="埤腳國小" calcext:value-type="string">
            <text:p><text:s/>埤腳國小 </text:p>
          </table:table-cell>
          <table:table-cell table:style-name="ce23" office:value-type="float" office:value="184" calcext:value-type="float">
            <text:p><text:s/>184.00 </text:p>
          </table:table-cell>
          <table:table-cell table:style-name="ce23" table:formula="of:=[.D58]" office:value-type="float" office:value="184" calcext:value-type="float">
            <text:p><text:s/>184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埤腳國小" calcext:value-type="string">
            <text:p><text:s/>埤腳國小 </text:p>
          </table:table-cell>
          <table:table-cell table:style-name="ce8" office:value-type="string" office:string-value="公開招標" calcext:value-type="string">
            <text:p><text:s/>公開招標 </text:p>
          </table:table-cell>
          <table:table-cell table:style-name="ce8" office:value-type="string" office:string-value="和園室內裝修有限公司" calcext:value-type="string">
            <text:p><text:s/>和園室內裝修有限公司 </text:p>
          </table:table-cell>
          <table:table-cell table:style-name="ce35"/>
          <table:table-cell table:number-columns-repeated="1014"/>
        </table:table-row>
        <table:table-row table:style-name="ro6">
          <table:table-cell table:style-name="ce8" office:value-type="string" office:string-value="黃耀煌" calcext:value-type="string">
            <text:p><text:s/>黃耀煌 </text:p>
          </table:table-cell>
          <table:table-cell table:style-name="ce8" office:value-type="string" office:string-value="購置數位式影印機" calcext:value-type="string">
            <text:p><text:s/>購置數位式影印機 </text:p>
          </table:table-cell>
          <table:table-cell table:style-name="ce8" office:value-type="string" office:string-value="東仁國中" calcext:value-type="string">
            <text:p><text:s/>東仁國中 </text:p>
          </table:table-cell>
          <table:table-cell table:style-name="ce23" office:value-type="float" office:value="180" calcext:value-type="float">
            <text:p><text:s/>180.00 </text:p>
          </table:table-cell>
          <table:table-cell table:style-name="ce23" table:formula="of:=[.D59]" office:value-type="float" office:value="180" calcext:value-type="float">
            <text:p><text:s/>18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東仁國中" calcext:value-type="string">
            <text:p><text:s/>東仁國中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億祥興有限公司" calcext:value-type="string">
            <text:p><text:s/>億祥興有限公司 </text:p>
          </table:table-cell>
          <table:table-cell table:style-name="ce35"/>
          <table:table-cell table:number-columns-repeated="1014"/>
        </table:table-row>
        <table:table-row table:style-name="ro6">
          <table:table-cell table:style-name="ce8" office:value-type="string" office:string-value="王秋足" calcext:value-type="string">
            <text:p><text:s/>王秋足 </text:p>
          </table:table-cell>
          <table:table-cell table:style-name="ce8" office:value-type="string" office:string-value="購置互動式投影機" calcext:value-type="string">
            <text:p><text:s/>購置互動式投影機 </text:p>
          </table:table-cell>
          <table:table-cell table:style-name="ce8" office:value-type="string" office:string-value="斗南國小" calcext:value-type="string">
            <text:p><text:s/>斗南國小 </text:p>
          </table:table-cell>
          <table:table-cell table:style-name="ce23" office:value-type="float" office:value="200" calcext:value-type="float">
            <text:p><text:s/>200.00 </text:p>
          </table:table-cell>
          <table:table-cell table:style-name="ce23" table:formula="of:=[.D60]" office:value-type="float" office:value="200" calcext:value-type="float">
            <text:p><text:s/>20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斗南國小" calcext:value-type="string">
            <text:p><text:s/>斗南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捷達數位系統有限公司" calcext:value-type="string">
            <text:p><text:s/>捷達數位系統有限公司 </text:p>
          </table:table-cell>
          <table:table-cell table:style-name="ce35"/>
          <table:table-cell table:number-columns-repeated="1014"/>
        </table:table-row>
        <table:table-row table:style-name="ro6">
          <table:table-cell table:style-name="ce8" office:value-type="string" office:string-value="黃耀煌" calcext:value-type="string">
            <text:p><text:s/>黃耀煌 </text:p>
          </table:table-cell>
          <table:table-cell table:style-name="ce8" office:value-type="string" office:string-value="購置數位式影印機" calcext:value-type="string">
            <text:p><text:s/>購置數位式影印機 </text:p>
          </table:table-cell>
          <table:table-cell table:style-name="ce8" office:value-type="string" office:string-value="東和國小" calcext:value-type="string">
            <text:p><text:s/>東和國小 </text:p>
          </table:table-cell>
          <table:table-cell table:style-name="ce23" office:value-type="float" office:value="180" calcext:value-type="float">
            <text:p><text:s/>180.00 </text:p>
          </table:table-cell>
          <table:table-cell table:style-name="ce23" table:formula="of:=[.D61]" office:value-type="float" office:value="180" calcext:value-type="float">
            <text:p><text:s/>18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東和國小" calcext:value-type="string">
            <text:p><text:s/>東和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億祥興有限公司" calcext:value-type="string">
            <text:p><text:s/>億祥興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黃耀煌" calcext:value-type="string">
            <text:p><text:s/>黃耀煌 </text:p>
          </table:table-cell>
          <table:table-cell table:style-name="ce8" office:value-type="string" office:string-value="購置數位式影印機" calcext:value-type="string">
            <text:p><text:s/>購置數位式影印機 </text:p>
          </table:table-cell>
          <table:table-cell table:style-name="ce8" office:value-type="string" office:string-value="古坑國中" calcext:value-type="string">
            <text:p><text:s/>古坑國中 </text:p>
          </table:table-cell>
          <table:table-cell table:style-name="ce23" office:value-type="float" office:value="180" calcext:value-type="float">
            <text:p><text:s/>180.00 </text:p>
          </table:table-cell>
          <table:table-cell table:style-name="ce23" table:formula="of:=[.D62]" office:value-type="float" office:value="180" calcext:value-type="float">
            <text:p><text:s/>18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古坑國中" calcext:value-type="string">
            <text:p><text:s/>古坑國中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億祥興有限公司" calcext:value-type="string">
            <text:p><text:s/>億祥興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蔡秋敏" calcext:value-type="string">
            <text:p><text:s/>蔡秋敏 </text:p>
          </table:table-cell>
          <table:table-cell table:style-name="ce8" office:value-type="string" office:string-value="購置液晶顯示器" calcext:value-type="string">
            <text:p><text:s/>購置液晶顯示器 </text:p>
          </table:table-cell>
          <table:table-cell table:style-name="ce8" office:value-type="string" office:string-value="立仁國小" calcext:value-type="string">
            <text:p><text:s/>立仁國小 </text:p>
          </table:table-cell>
          <table:table-cell table:style-name="ce23" office:value-type="float" office:value="108" calcext:value-type="float">
            <text:p><text:s/>108.00 </text:p>
          </table:table-cell>
          <table:table-cell table:style-name="ce23" table:formula="of:=[.D63]" office:value-type="float" office:value="108" calcext:value-type="float">
            <text:p><text:s/>108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立仁國小" calcext:value-type="string">
            <text:p><text:s/>立仁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新向系統科技公司" calcext:value-type="string">
            <text:p><text:s/>新向系統科技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黃耀煌" calcext:value-type="string">
            <text:p><text:s/>黃耀煌 </text:p>
          </table:table-cell>
          <table:table-cell table:style-name="ce8" office:value-type="string" office:string-value="購置資訊教學輔助系統" calcext:value-type="string">
            <text:p><text:s/>購置資訊教學輔助系統 </text:p>
          </table:table-cell>
          <table:table-cell table:style-name="ce8" office:value-type="string" office:string-value="褒忠國中" calcext:value-type="string">
            <text:p><text:s/>褒忠國中 </text:p>
          </table:table-cell>
          <table:table-cell table:style-name="ce23" office:value-type="float" office:value="180" calcext:value-type="float">
            <text:p><text:s/>180.00 </text:p>
          </table:table-cell>
          <table:table-cell table:style-name="ce23" table:formula="of:=[.D64]" office:value-type="float" office:value="180" calcext:value-type="float">
            <text:p><text:s/>18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褒忠國中" calcext:value-type="string">
            <text:p><text:s/>褒忠國中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億祥興有限公司" calcext:value-type="string">
            <text:p><text:s/>億祥興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黃耀煌" calcext:value-type="string">
            <text:p><text:s/>黃耀煌 </text:p>
          </table:table-cell>
          <table:table-cell table:style-name="ce8" office:value-type="string" office:string-value="購置互動式投影機" calcext:value-type="string">
            <text:p><text:s/>購置互動式投影機 </text:p>
          </table:table-cell>
          <table:table-cell table:style-name="ce8" office:value-type="string" office:string-value="僑和國小" calcext:value-type="string">
            <text:p><text:s/>僑和國小 </text:p>
          </table:table-cell>
          <table:table-cell table:style-name="ce23" office:value-type="float" office:value="199" calcext:value-type="float">
            <text:p><text:s/>199.00 </text:p>
          </table:table-cell>
          <table:table-cell table:style-name="ce23" table:formula="of:=[.D65]" office:value-type="float" office:value="199" calcext:value-type="float">
            <text:p><text:s/>199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僑和國小" calcext:value-type="string">
            <text:p><text:s/>僑和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鉅禾科技有限公司" calcext:value-type="string">
            <text:p><text:s/>鉅禾科技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黃耀煌" calcext:value-type="string">
            <text:p><text:s/>黃耀煌 </text:p>
          </table:table-cell>
          <table:table-cell table:style-name="ce8" office:value-type="string" office:string-value="購置數位式影印機" calcext:value-type="string">
            <text:p><text:s/>購置數位式影印機 </text:p>
          </table:table-cell>
          <table:table-cell table:style-name="ce8" office:value-type="string" office:string-value="石榴國小" calcext:value-type="string">
            <text:p><text:s/>石榴國小 </text:p>
          </table:table-cell>
          <table:table-cell table:style-name="ce23" office:value-type="float" office:value="200" calcext:value-type="float">
            <text:p><text:s/>200.00 </text:p>
          </table:table-cell>
          <table:table-cell table:style-name="ce23" table:formula="of:=[.D66]" office:value-type="float" office:value="200" calcext:value-type="float">
            <text:p><text:s/>20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石榴國小" calcext:value-type="string">
            <text:p><text:s/>石榴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采誠科技股份有限公司" calcext:value-type="string">
            <text:p><text:s/>采誠科技股份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黃耀煌" calcext:value-type="string">
            <text:p><text:s/>黃耀煌 </text:p>
          </table:table-cell>
          <table:table-cell table:style-name="ce8" office:value-type="string" office:string-value="購置快速印刷機" calcext:value-type="string">
            <text:p><text:s/>購置快速印刷機 </text:p>
          </table:table-cell>
          <table:table-cell table:style-name="ce8" office:value-type="string" office:string-value="元長國中" calcext:value-type="string">
            <text:p><text:s/>元長國中 </text:p>
          </table:table-cell>
          <table:table-cell table:style-name="ce23" office:value-type="float" office:value="199" calcext:value-type="float">
            <text:p><text:s/>199.00 </text:p>
          </table:table-cell>
          <table:table-cell table:style-name="ce23" table:formula="of:=[.D67]" office:value-type="float" office:value="199" calcext:value-type="float">
            <text:p><text:s/>199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元長國中" calcext:value-type="string">
            <text:p><text:s/>元長國中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元茂國際企業有限公司" calcext:value-type="string">
            <text:p><text:s/>元茂國際企業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黃耀煌" calcext:value-type="string">
            <text:p><text:s/>黃耀煌 </text:p>
          </table:table-cell>
          <table:table-cell table:style-name="ce8" office:value-type="string" office:string-value="購置數位式影印機" calcext:value-type="string">
            <text:p><text:s/>購置數位式影印機 </text:p>
          </table:table-cell>
          <table:table-cell table:style-name="ce8" office:value-type="string" office:string-value="中山國小" calcext:value-type="string">
            <text:p><text:s/>中山國小 </text:p>
          </table:table-cell>
          <table:table-cell table:style-name="ce23" office:value-type="float" office:value="180" calcext:value-type="float">
            <text:p><text:s/>180.00 </text:p>
          </table:table-cell>
          <table:table-cell table:style-name="ce23" table:formula="of:=[.D68]" office:value-type="float" office:value="180" calcext:value-type="float">
            <text:p><text:s/>18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中山國小" calcext:value-type="string">
            <text:p><text:s/>中山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民能企業有限公司" calcext:value-type="string">
            <text:p><text:s/>民能企業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黃進一" calcext:value-type="string">
            <text:p><text:s/>黃進一 </text:p>
          </table:table-cell>
          <table:table-cell table:style-name="ce8" office:value-type="string" office:string-value="改善教學環境設備" calcext:value-type="string">
            <text:p><text:s/>改善教學環境設備 </text:p>
          </table:table-cell>
          <table:table-cell table:style-name="ce8" office:value-type="string" office:string-value="元長國小" calcext:value-type="string">
            <text:p><text:s/>元長國小 </text:p>
          </table:table-cell>
          <table:table-cell table:style-name="ce23" office:value-type="float" office:value="192" calcext:value-type="float">
            <text:p><text:s/>192.00 </text:p>
          </table:table-cell>
          <table:table-cell table:style-name="ce23" table:formula="of:=[.D69]" office:value-type="float" office:value="192" calcext:value-type="float">
            <text:p><text:s/>192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元長國小" calcext:value-type="string">
            <text:p><text:s/>元長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合信興實業有限公司" calcext:value-type="string">
            <text:p><text:s/>合信興實業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黃耀煌" calcext:value-type="string">
            <text:p><text:s/>黃耀煌 </text:p>
          </table:table-cell>
          <table:table-cell table:style-name="ce8" office:value-type="string" office:string-value="購置數位式影印機及互動式投影機" calcext:value-type="string">
            <text:p><text:s/>購置數位式影印機及互動式投影機 </text:p>
          </table:table-cell>
          <table:table-cell table:style-name="ce8" office:value-type="string" office:string-value="永定國小" calcext:value-type="string">
            <text:p><text:s/>永定國小 </text:p>
          </table:table-cell>
          <table:table-cell table:style-name="ce23" office:value-type="float" office:value="200" calcext:value-type="float">
            <text:p><text:s/>200.00 </text:p>
          </table:table-cell>
          <table:table-cell table:style-name="ce23" table:formula="of:=[.D70]" office:value-type="float" office:value="200" calcext:value-type="float">
            <text:p><text:s/>20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永定國小" calcext:value-type="string">
            <text:p><text:s/>永定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民能企業有限公司" calcext:value-type="string">
            <text:p><text:s/>民能企業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林哲凌" calcext:value-type="string">
            <text:p><text:s/>林哲凌 </text:p>
          </table:table-cell>
          <table:table-cell table:style-name="ce8" office:value-type="string" office:string-value="購置互動式投影機" calcext:value-type="string">
            <text:p><text:s/>購置互動式投影機 </text:p>
          </table:table-cell>
          <table:table-cell table:style-name="ce8" office:value-type="string" office:string-value="文正國小" calcext:value-type="string">
            <text:p><text:s/>文正國小 </text:p>
          </table:table-cell>
          <table:table-cell table:style-name="ce23" office:value-type="float" office:value="200" calcext:value-type="float">
            <text:p><text:s/>200.00 </text:p>
          </table:table-cell>
          <table:table-cell table:style-name="ce23" table:formula="of:=[.D71]" office:value-type="float" office:value="200" calcext:value-type="float">
            <text:p><text:s/>20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文正國小" calcext:value-type="string">
            <text:p><text:s/>文正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捷達數位系統有限公司" calcext:value-type="string">
            <text:p><text:s/>捷達數位系統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黃耀煌" calcext:value-type="string">
            <text:p><text:s/>黃耀煌 </text:p>
          </table:table-cell>
          <table:table-cell table:style-name="ce8" office:value-type="string" office:string-value="購置數位式影印機暨互動式投影機" calcext:value-type="string">
            <text:p><text:s/>購置數位式影印機暨互動式投影機 </text:p>
          </table:table-cell>
          <table:table-cell table:style-name="ce8" office:value-type="string" office:string-value="鎮東國小" calcext:value-type="string">
            <text:p><text:s/>鎮東國小 </text:p>
          </table:table-cell>
          <table:table-cell table:style-name="ce23" office:value-type="float" office:value="200" calcext:value-type="float">
            <text:p><text:s/>200.00 </text:p>
          </table:table-cell>
          <table:table-cell table:style-name="ce23" table:formula="of:=[.D72]" office:value-type="float" office:value="200" calcext:value-type="float">
            <text:p><text:s/>20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鎮東國小" calcext:value-type="string">
            <text:p><text:s/>鎮東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合信興實業有限公司" calcext:value-type="string">
            <text:p><text:s/>合信興實業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黃進一" calcext:value-type="string">
            <text:p><text:s/>黃進一 </text:p>
          </table:table-cell>
          <table:table-cell table:style-name="ce8" office:value-type="string" office:string-value="改善戶外活動宣導教育設備" calcext:value-type="string">
            <text:p><text:s/>改善戶外活動宣導教育設備 </text:p>
          </table:table-cell>
          <table:table-cell table:style-name="ce8" office:value-type="string" office:string-value="立仁國小" calcext:value-type="string">
            <text:p><text:s/>立仁國小 </text:p>
          </table:table-cell>
          <table:table-cell table:style-name="ce23" office:value-type="float" office:value="91" calcext:value-type="float">
            <text:p><text:s/>91.00 </text:p>
          </table:table-cell>
          <table:table-cell table:style-name="ce23" table:formula="of:=[.D73]" office:value-type="float" office:value="91" calcext:value-type="float">
            <text:p><text:s/>91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立仁國小" calcext:value-type="string">
            <text:p><text:s/>立仁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俊盛科技有限公司" calcext:value-type="string">
            <text:p><text:s/>俊盛科技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張素蘭" calcext:value-type="string">
            <text:p><text:s/>張素蘭 </text:p>
          </table:table-cell>
          <table:table-cell table:style-name="ce8" office:value-type="string" office:string-value="購置音樂教室設備" calcext:value-type="string">
            <text:p><text:s/>購置音樂教室設備 </text:p>
          </table:table-cell>
          <table:table-cell table:style-name="ce8" office:value-type="string" office:string-value="四湖國中" calcext:value-type="string">
            <text:p><text:s/>四湖國中 </text:p>
          </table:table-cell>
          <table:table-cell table:style-name="ce23" office:value-type="float" office:value="98" calcext:value-type="float">
            <text:p><text:s/>98.00 </text:p>
          </table:table-cell>
          <table:table-cell table:style-name="ce23" table:formula="of:=[.D74]" office:value-type="float" office:value="98" calcext:value-type="float">
            <text:p><text:s/>98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四湖國中" calcext:value-type="string">
            <text:p><text:s/>四湖國中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晴鴻資訊有限公司" calcext:value-type="string">
            <text:p><text:s/>晴鴻資訊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黃耀煌" calcext:value-type="string">
            <text:p><text:s/>黃耀煌 </text:p>
          </table:table-cell>
          <table:table-cell table:style-name="ce8" office:value-type="string" office:string-value="購置數位式影印機" calcext:value-type="string">
            <text:p><text:s/>購置數位式影印機 </text:p>
          </table:table-cell>
          <table:table-cell table:style-name="ce8" office:value-type="string" office:string-value="文興國小" calcext:value-type="string">
            <text:p><text:s/>文興國小 </text:p>
          </table:table-cell>
          <table:table-cell table:style-name="ce23" office:value-type="float" office:value="200" calcext:value-type="float">
            <text:p><text:s/>200.00 </text:p>
          </table:table-cell>
          <table:table-cell table:style-name="ce23" table:formula="of:=[.D75]" office:value-type="float" office:value="200" calcext:value-type="float">
            <text:p><text:s/>20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文興國小" calcext:value-type="string">
            <text:p><text:s/>文興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民能企業有限公司" calcext:value-type="string">
            <text:p><text:s/>民能企業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黃耀煌" calcext:value-type="string">
            <text:p><text:s/>黃耀煌 </text:p>
          </table:table-cell>
          <table:table-cell table:style-name="ce8" office:value-type="string" office:string-value="購置影印機及字幕機" calcext:value-type="string">
            <text:p><text:s/>購置影印機及字幕機 </text:p>
          </table:table-cell>
          <table:table-cell table:style-name="ce8" office:value-type="string" office:string-value="大東國小" calcext:value-type="string">
            <text:p><text:s/>大東國小 </text:p>
          </table:table-cell>
          <table:table-cell table:style-name="ce23" office:value-type="float" office:value="200" calcext:value-type="float">
            <text:p><text:s/>200.00 </text:p>
          </table:table-cell>
          <table:table-cell table:style-name="ce23" table:formula="of:=[.D76]" office:value-type="float" office:value="200" calcext:value-type="float">
            <text:p><text:s/>20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大東國小" calcext:value-type="string">
            <text:p><text:s/>大東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民能企業有限公司" calcext:value-type="string">
            <text:p><text:s/>民能企業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黃耀煌" calcext:value-type="string">
            <text:p><text:s/>黃耀煌 </text:p>
          </table:table-cell>
          <table:table-cell table:style-name="ce8" office:value-type="string" office:string-value="購置數位式影印機" calcext:value-type="string">
            <text:p><text:s/>購置數位式影印機 </text:p>
          </table:table-cell>
          <table:table-cell table:style-name="ce8" office:value-type="string" office:string-value="蔦松國中" calcext:value-type="string">
            <text:p><text:s/>蔦松國中 </text:p>
          </table:table-cell>
          <table:table-cell table:style-name="ce23" office:value-type="float" office:value="180" calcext:value-type="float">
            <text:p><text:s/>180.00 </text:p>
          </table:table-cell>
          <table:table-cell table:style-name="ce23" table:formula="of:=[.D77]" office:value-type="float" office:value="180" calcext:value-type="float">
            <text:p><text:s/>18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蔦松國中" calcext:value-type="string">
            <text:p><text:s/>蔦松國中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億祥興有限公司" calcext:value-type="string">
            <text:p><text:s/>億祥興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黃進一" calcext:value-type="string">
            <text:p><text:s/>黃進一 </text:p>
          </table:table-cell>
          <table:table-cell table:style-name="ce8" office:value-type="string" office:string-value="更新教室收納櫃" calcext:value-type="string">
            <text:p><text:s/>更新教室收納櫃 </text:p>
          </table:table-cell>
          <table:table-cell table:style-name="ce8" office:value-type="string" office:string-value="山內國小" calcext:value-type="string">
            <text:p><text:s/>山內國小 </text:p>
          </table:table-cell>
          <table:table-cell table:style-name="ce23" office:value-type="float" office:value="148" calcext:value-type="float">
            <text:p><text:s/>148.00 </text:p>
          </table:table-cell>
          <table:table-cell table:style-name="ce23" table:formula="of:=[.D78]" office:value-type="float" office:value="148" calcext:value-type="float">
            <text:p><text:s/>148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山內國小" calcext:value-type="string">
            <text:p><text:s/>山內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富崙工程有限公司" calcext:value-type="string">
            <text:p><text:s/>富崙工程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王秋足" calcext:value-type="string">
            <text:p><text:s/>王秋足 </text:p>
          </table:table-cell>
          <table:table-cell table:style-name="ce8" office:value-type="string" office:string-value="購置互動投影機" calcext:value-type="string">
            <text:p><text:s/>購置互動投影機 </text:p>
          </table:table-cell>
          <table:table-cell table:style-name="ce8" office:value-type="string" office:string-value="斗南國小" calcext:value-type="string">
            <text:p><text:s/>斗南國小 </text:p>
          </table:table-cell>
          <table:table-cell table:style-name="ce23" office:value-type="float" office:value="200" calcext:value-type="float">
            <text:p><text:s/>200.00 </text:p>
          </table:table-cell>
          <table:table-cell table:style-name="ce23" table:formula="of:=[.D79]" office:value-type="float" office:value="200" calcext:value-type="float">
            <text:p><text:s/>20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斗南國小" calcext:value-type="string">
            <text:p><text:s/>斗南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晴鴻資訊有限公司" calcext:value-type="string">
            <text:p><text:s/>晴鴻資訊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黃耀煌" calcext:value-type="string">
            <text:p><text:s/>黃耀煌 </text:p>
          </table:table-cell>
          <table:table-cell table:style-name="ce8" office:value-type="string" office:string-value="購置投影機、數位相機及電腦" calcext:value-type="string">
            <text:p><text:s/>購置投影機、數位相機及電腦 </text:p>
          </table:table-cell>
          <table:table-cell table:style-name="ce8" office:value-type="string" office:string-value="宏仁國小" calcext:value-type="string">
            <text:p><text:s/>宏仁國小 </text:p>
          </table:table-cell>
          <table:table-cell table:style-name="ce23" office:value-type="float" office:value="200" calcext:value-type="float">
            <text:p><text:s/>200.00 </text:p>
          </table:table-cell>
          <table:table-cell table:style-name="ce23" table:formula="of:=[.D80]" office:value-type="float" office:value="200" calcext:value-type="float">
            <text:p><text:s/>20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office:value-type="string" office:string-value="宏仁國小" calcext:value-type="string">
            <text:p><text:s/>宏仁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捷達數位系統有限公司" calcext:value-type="string">
            <text:p><text:s/>捷達數位系統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黃耀煌" calcext:value-type="string">
            <text:p><text:s/>黃耀煌 </text:p>
          </table:table-cell>
          <table:table-cell table:style-name="ce8" office:value-type="string" office:string-value="購置投影機、手動銀幕及資料櫃" calcext:value-type="string">
            <text:p><text:s/>購置投影機、手動銀幕及資料櫃 </text:p>
          </table:table-cell>
          <table:table-cell table:style-name="ce8" office:value-type="string" office:string-value="好收國小" calcext:value-type="string">
            <text:p><text:s/>好收國小 </text:p>
          </table:table-cell>
          <table:table-cell table:style-name="ce23" office:value-type="float" office:value="200" calcext:value-type="float">
            <text:p><text:s/>200.00 </text:p>
          </table:table-cell>
          <table:table-cell table:style-name="ce23" table:formula="of:=[.D81]" office:value-type="float" office:value="200" calcext:value-type="float">
            <text:p><text:s/>20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table:formula="of:=[.C81]" office:value-type="string" office:string-value="好收國小" calcext:value-type="string">
            <text:p><text:s/>好收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晴鴻資訊有限公司" calcext:value-type="string">
            <text:p><text:s/>晴鴻資訊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蔡秋敏" calcext:value-type="string">
            <text:p><text:s/>蔡秋敏 </text:p>
          </table:table-cell>
          <table:table-cell table:style-name="ce8" office:value-type="string" office:string-value="校園廣播工程" calcext:value-type="string">
            <text:p><text:s/>校園廣播工程 </text:p>
          </table:table-cell>
          <table:table-cell table:style-name="ce8" office:value-type="string" office:string-value="立仁國小" calcext:value-type="string">
            <text:p><text:s/>立仁國小 </text:p>
          </table:table-cell>
          <table:table-cell table:style-name="ce23" office:value-type="float" office:value="912" calcext:value-type="float">
            <text:p><text:s/>912.00 </text:p>
          </table:table-cell>
          <table:table-cell table:style-name="ce23" table:formula="of:=[.D82]" office:value-type="float" office:value="912" calcext:value-type="float">
            <text:p><text:s/>912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table:formula="of:=[.C82]" office:value-type="string" office:string-value="立仁國小" calcext:value-type="string">
            <text:p><text:s/>立仁國小 </text:p>
          </table:table-cell>
          <table:table-cell table:style-name="ce8" office:value-type="string" office:string-value="公開招標" calcext:value-type="string">
            <text:p><text:s/>公開招標 </text:p>
          </table:table-cell>
          <table:table-cell table:style-name="ce8" office:value-type="string" office:string-value="坊香有限公司" calcext:value-type="string">
            <text:p><text:s/>坊香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王鐵道" calcext:value-type="string">
            <text:p><text:s/>王鐵道 </text:p>
          </table:table-cell>
          <table:table-cell table:style-name="ce8" office:value-type="string" office:string-value="更新教學設備購置辦公及會議桌椅" calcext:value-type="string">
            <text:p><text:s/>更新教學設備購置辦公及會議桌椅 </text:p>
          </table:table-cell>
          <table:table-cell table:style-name="ce8" office:value-type="string" office:string-value="中山國小" calcext:value-type="string">
            <text:p><text:s/>中山國小 </text:p>
          </table:table-cell>
          <table:table-cell table:style-name="ce23" office:value-type="float" office:value="200" calcext:value-type="float">
            <text:p><text:s/>200.00 </text:p>
          </table:table-cell>
          <table:table-cell table:style-name="ce23" table:formula="of:=[.D83]" office:value-type="float" office:value="200" calcext:value-type="float">
            <text:p><text:s/>20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table:formula="of:=[.C83]" office:value-type="string" office:string-value="中山國小" calcext:value-type="string">
            <text:p><text:s/>中山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正郁家具室內裝璜有限公司" calcext:value-type="string">
            <text:p><text:s/>正郁家具室內裝璜有限公司 </text:p>
          </table:table-cell>
          <table:table-cell table:number-columns-repeated="1015"/>
        </table:table-row>
        <table:table-row table:style-name="ro14">
          <table:table-cell table:style-name="ce8" office:value-type="string" office:string-value="黃進一" calcext:value-type="string">
            <text:p><text:s/>黃進一 </text:p>
          </table:table-cell>
          <table:table-cell table:style-name="ce8" office:value-type="string" office:string-value="桌上型攝影機、數位相機、及時反饋教學系統及音響設備等" calcext:value-type="string">
            <text:p><text:s/>桌上型攝影機、數位相機、及時反饋教學系統及音響設備等 </text:p>
          </table:table-cell>
          <table:table-cell table:style-name="ce8" office:value-type="string" office:string-value="信義國小" calcext:value-type="string">
            <text:p><text:s/>信義國小 </text:p>
          </table:table-cell>
          <table:table-cell table:style-name="ce23" office:value-type="float" office:value="200" calcext:value-type="float">
            <text:p><text:s/>200.00 </text:p>
          </table:table-cell>
          <table:table-cell table:style-name="ce23" table:formula="of:=[.D84]" office:value-type="float" office:value="200" calcext:value-type="float">
            <text:p><text:s/>200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table:formula="of:=[.C84]" office:value-type="string" office:string-value="信義國小" calcext:value-type="string">
            <text:p><text:s/>信義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晴鴻資訊有限公司" calcext:value-type="string">
            <text:p><text:s/>晴鴻資訊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謝翠蓮" calcext:value-type="string">
            <text:p><text:s/>謝翠蓮 </text:p>
          </table:table-cell>
          <table:table-cell table:style-name="ce8" office:value-type="string" office:string-value="辦公室電腦及資訊設備更新" calcext:value-type="string">
            <text:p><text:s/>辦公室電腦及資訊設備更新 </text:p>
          </table:table-cell>
          <table:table-cell table:style-name="ce8" office:value-type="string" office:string-value="梅林國小" calcext:value-type="string">
            <text:p><text:s/>梅林國小 </text:p>
          </table:table-cell>
          <table:table-cell table:style-name="ce23" office:value-type="float" office:value="97" calcext:value-type="float">
            <text:p><text:s/>97.00 </text:p>
          </table:table-cell>
          <table:table-cell table:style-name="ce23" table:formula="of:=[.D85]" office:value-type="float" office:value="97" calcext:value-type="float">
            <text:p><text:s/>97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table:formula="of:=[.C85]" office:value-type="string" office:string-value="梅林國小" calcext:value-type="string">
            <text:p><text:s/>梅林國小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鉅銳國際電腦有限公司" calcext:value-type="string">
            <text:p><text:s/>鉅銳國際電腦有限公司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陳瑞雄" calcext:value-type="string">
            <text:p><text:s/>陳瑞雄 </text:p>
          </table:table-cell>
          <table:table-cell table:style-name="ce8" office:value-type="string" office:string-value="理化科實驗教學設備" calcext:value-type="string">
            <text:p><text:s/>理化科實驗教學設備 </text:p>
          </table:table-cell>
          <table:table-cell table:style-name="ce8" office:value-type="string" office:string-value="崇德國中" calcext:value-type="string">
            <text:p><text:s/>崇德國中 </text:p>
          </table:table-cell>
          <table:table-cell table:style-name="ce23" office:value-type="float" office:value="188" calcext:value-type="float">
            <text:p><text:s/>188.00 </text:p>
          </table:table-cell>
          <table:table-cell table:style-name="ce23" table:formula="of:=[.D86]" office:value-type="float" office:value="188" calcext:value-type="float">
            <text:p><text:s/>188.00 </text:p>
          </table:table-cell>
          <table:table-cell table:style-name="ce8" office:value-type="string" office:string-value="101年度一般小型零星工程設備及投資雜項設備費" calcext:value-type="string">
            <text:p><text:s/>101年度一般小型零星工程設備及投資雜項設備費 </text:p>
          </table:table-cell>
          <table:table-cell table:style-name="ce8" table:formula="of:=[.C86]" office:value-type="string" office:string-value="崇德國中" calcext:value-type="string">
            <text:p><text:s/>崇德國中 </text:p>
          </table:table-cell>
          <table:table-cell table:style-name="ce8" office:value-type="string" office:string-value="共同供應契約" calcext:value-type="string">
            <text:p><text:s/>共同供應契約 </text:p>
          </table:table-cell>
          <table:table-cell table:style-name="ce8" office:value-type="string" office:string-value="日順儀器有限公司" calcext:value-type="string">
            <text:p><text:s/>日順儀器有限公司 </text:p>
          </table:table-cell>
          <table:table-cell table:number-columns-repeated="1015"/>
        </table:table-row>
        <table:table-row table:style-name="ro14">
          <table:table-cell table:style-name="ce9" office:value-type="string" office:string-value="王秋足" calcext:value-type="string">
            <text:p><text:s/>王秋足 </text:p>
          </table:table-cell>
          <table:table-cell table:style-name="ce9" office:value-type="string" office:string-value="路基淘空護欄" calcext:value-type="string">
            <text:p><text:s/>路基淘空護欄 </text:p>
          </table:table-cell>
          <table:table-cell table:style-name="ce9" office:value-type="string" office:string-value="古坑鄉雲188-1" calcext:value-type="string">
            <text:p><text:s/>古坑鄉雲188-1 </text:p>
          </table:table-cell>
          <table:table-cell table:style-name="ce24" office:value-type="float" office:value="900" calcext:value-type="float">
            <text:p><text:s/>900.00 </text:p>
          </table:table-cell>
          <table:table-cell table:style-name="ce23" office:value-type="float" office:value="900" calcext:value-type="float">
            <text:p><text:s/>900.00 </text:p>
          </table:table-cell>
          <table:table-cell table:style-name="ce8" office:value-type="string" office:string-value="101年度交通建設道路養護-辦理本縣轄內道路養護工程" calcext:value-type="string">
            <text:p><text:s/>101年度交通建設道路養護-辦理本縣轄內道路養護工程 </text:p>
          </table:table-cell>
          <table:table-cell table:style-name="ce8" office:value-type="string" office:string-value="工務處          (養護工程科)" calcext:value-type="string">
            <text:p><text:s/>工務處 <text:s text:c="9"/>(養護工程科) </text:p>
          </table:table-cell>
          <table:table-cell table:style-name="ce8" office:value-type="string" office:string-value="公開招標-   年度開口契約" calcext:value-type="string">
            <text:p><text:s/>公開招標- <text:s text:c="2"/>年度開口契約 </text:p>
          </table:table-cell>
          <table:table-cell table:style-name="ce17" office:value-type="string" calcext:value-type="string">
            <text:p>鴻捷營造有限公司 </text:p>
          </table:table-cell>
          <table:table-cell table:number-columns-repeated="1015"/>
        </table:table-row>
        <table:table-row table:style-name="ro14">
          <table:table-cell table:style-name="ce9" office:value-type="string" office:string-value="蔡東富" calcext:value-type="string">
            <text:p><text:s/>蔡東富 </text:p>
          </table:table-cell>
          <table:table-cell table:style-name="ce9" office:value-type="string" office:string-value="擋土牆排水溝改善" calcext:value-type="string">
            <text:p><text:s/>擋土牆排水溝改善 </text:p>
          </table:table-cell>
          <table:table-cell table:style-name="ce9" office:value-type="string" office:string-value="158甲土庫大橋旁水溝" calcext:value-type="string">
            <text:p><text:s/>158甲土庫大橋旁水溝 </text:p>
          </table:table-cell>
          <table:table-cell table:style-name="ce24" office:value-type="float" office:value="1000" calcext:value-type="float">
            <text:p><text:s/>1,000.00 </text:p>
          </table:table-cell>
          <table:table-cell table:style-name="ce23" office:value-type="float" office:value="1000" calcext:value-type="float">
            <text:p><text:s/>1,000.00 </text:p>
          </table:table-cell>
          <table:table-cell table:style-name="ce8" office:value-type="string" office:string-value="101年度交通建設道路養護-辦理本縣轄內道路養護工程" calcext:value-type="string">
            <text:p><text:s/>101年度交通建設道路養護-辦理本縣轄內道路養護工程 </text:p>
          </table:table-cell>
          <table:table-cell table:style-name="ce8" office:value-type="string" office:string-value="工務處          (養護工程科)" calcext:value-type="string">
            <text:p><text:s/>工務處 <text:s text:c="9"/>(養護工程科) </text:p>
          </table:table-cell>
          <table:table-cell table:style-name="ce8" office:value-type="string" office:string-value="公開招標-   年度開口契約" calcext:value-type="string">
            <text:p><text:s/>公開招標- <text:s text:c="2"/>年度開口契約 </text:p>
          </table:table-cell>
          <table:table-cell table:style-name="ce17" office:value-type="string" calcext:value-type="string">
            <text:p>鴻捷營造有限公司 </text:p>
          </table:table-cell>
          <table:table-cell table:number-columns-repeated="1015"/>
        </table:table-row>
        <table:table-row table:style-name="ro6">
          <table:table-cell table:style-name="ce9" office:value-type="string" office:string-value="蔡東富" calcext:value-type="string">
            <text:p><text:s/>蔡東富 </text:p>
          </table:table-cell>
          <table:table-cell table:style-name="ce9" office:value-type="string" office:string-value="大埤鄉聯美村路燈增設工程" calcext:value-type="string">
            <text:p><text:s/>大埤鄉聯美村路燈增設工程 </text:p>
          </table:table-cell>
          <table:table-cell table:style-name="ce9" office:value-type="string" office:string-value="大埤鄉" calcext:value-type="string">
            <text:p><text:s/>大埤鄉 </text:p>
          </table:table-cell>
          <table:table-cell table:style-name="ce24" office:value-type="float" office:value="450" calcext:value-type="float">
            <text:p><text:s/>450.00 </text:p>
          </table:table-cell>
          <table:table-cell table:style-name="ce23" office:value-type="float" office:value="450" calcext:value-type="float">
            <text:p><text:s/>450.00 </text:p>
          </table:table-cell>
          <table:table-cell table:style-name="ce8" office:value-type="string" office:string-value="101年度-其他公共工程-一般小型零星工程" calcext:value-type="string">
            <text:p><text:s/>101年度-其他公共工程-一般小型零星工程 </text:p>
          </table:table-cell>
          <table:table-cell table:style-name="ce8" office:value-type="string" office:string-value="大埤鄉公所" calcext:value-type="string">
            <text:p><text:s/>大埤鄉公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永富水電工程行" calcext:value-type="string">
            <text:p><text:s/>永富水電工程行 </text:p>
          </table:table-cell>
          <table:table-cell table:number-columns-repeated="1015"/>
        </table:table-row>
        <table:table-row table:style-name="ro6">
          <table:table-cell table:style-name="ce9" office:value-type="string" office:string-value="沈銘恭" calcext:value-type="string">
            <text:p><text:s/>沈銘恭 </text:p>
          </table:table-cell>
          <table:table-cell table:style-name="ce9" office:value-type="string" office:string-value="大埤鄉北鎮村庄內道路水溝增設工程" calcext:value-type="string">
            <text:p><text:s/>大埤鄉北鎮村庄內道路水溝增設工程 </text:p>
          </table:table-cell>
          <table:table-cell table:style-name="ce9" office:value-type="string" office:string-value="大埤鄉" calcext:value-type="string">
            <text:p><text:s/>大埤鄉 </text:p>
          </table:table-cell>
          <table:table-cell table:number-columns-repeated="2" table:style-name="ce24" office:value-type="float" office:value="890" calcext:value-type="float">
            <text:p><text:s/>890.00 </text:p>
          </table:table-cell>
          <table:table-cell table:style-name="ce9" office:value-type="string" office:string-value="101年度-其他公共工程-一般小型零星工程" calcext:value-type="string">
            <text:p><text:s/>101年度-其他公共工程-一般小型零星工程 </text:p>
          </table:table-cell>
          <table:table-cell table:style-name="ce9" office:value-type="string" office:string-value="大埤鄉公所" calcext:value-type="string">
            <text:p><text:s/>大埤鄉公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名谷營造有限公司" calcext:value-type="string">
            <text:p><text:s/>名谷營造有限公司 </text:p>
          </table:table-cell>
          <table:table-cell table:number-columns-repeated="1015"/>
        </table:table-row>
        <table:table-row table:style-name="ro6">
          <table:table-cell table:style-name="ce9" office:value-type="string" office:string-value="沈銘恭" calcext:value-type="string">
            <text:p><text:s/>沈銘恭 </text:p>
          </table:table-cell>
          <table:table-cell table:style-name="ce9" office:value-type="string" office:string-value="斗南鎮田頭里後庄路道路排水改善工程" calcext:value-type="string">
            <text:p><text:s/>斗南鎮田頭里後庄路道路排水改善工程 </text:p>
          </table:table-cell>
          <table:table-cell table:style-name="ce9" office:value-type="string" office:string-value="斗南鎮" calcext:value-type="string">
            <text:p><text:s/>斗南鎮 </text:p>
          </table:table-cell>
          <table:table-cell table:number-columns-repeated="2" table:style-name="ce24" office:value-type="float" office:value="890" calcext:value-type="float">
            <text:p><text:s/>890.00 </text:p>
          </table:table-cell>
          <table:table-cell table:style-name="ce9" office:value-type="string" office:string-value="101年度-其他公共工程-一般小型零星工程" calcext:value-type="string">
            <text:p><text:s/>101年度-其他公共工程-一般小型零星工程 </text:p>
          </table:table-cell>
          <table:table-cell table:style-name="ce9" office:value-type="string" office:string-value="斗南鎮公所" calcext:value-type="string">
            <text:p><text:s/>斗南鎮公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程崴營造有限公司" calcext:value-type="string">
            <text:p><text:s/>程崴營造有限公司 </text:p>
          </table:table-cell>
          <table:table-cell table:number-columns-repeated="1015"/>
        </table:table-row>
        <table:table-row table:style-name="ro6">
          <table:table-cell table:style-name="ce9" office:value-type="string" office:string-value="林朝寶" calcext:value-type="string">
            <text:p><text:s/>林朝寶 </text:p>
          </table:table-cell>
          <table:table-cell table:style-name="ce9" office:value-type="string" office:string-value="大埤鄉尚義村及斗南鎮興業路等路面改善工程" calcext:value-type="string">
            <text:p><text:s/>大埤鄉尚義村及斗南鎮興業路等路面改善工程 </text:p>
          </table:table-cell>
          <table:table-cell table:style-name="ce9" office:value-type="string" office:string-value="大埤鄉及斗南鎮" calcext:value-type="string">
            <text:p><text:s/>大埤鄉及斗南鎮 </text:p>
          </table:table-cell>
          <table:table-cell table:number-columns-repeated="2" table:style-name="ce24" office:value-type="float" office:value="195" calcext:value-type="float">
            <text:p><text:s/>195.00 </text:p>
          </table:table-cell>
          <table:table-cell table:style-name="ce9" office:value-type="string" office:string-value="101年度-其他公共工程-一般小型零星工程" calcext:value-type="string">
            <text:p><text:s/>101年度-其他公共工程-一般小型零星工程 </text:p>
          </table:table-cell>
          <table:table-cell table:style-name="ce9" office:value-type="string" office:string-value="工務處          (公共工程科)" calcext:value-type="string">
            <text:p><text:s/>工務處 <text:s text:c="9"/>(公共工程科)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勝澤土木包工業" calcext:value-type="string">
            <text:p><text:s/>勝澤土木包工業 </text:p>
          </table:table-cell>
          <table:table-cell table:number-columns-repeated="1015"/>
        </table:table-row>
        <table:table-row table:style-name="ro6">
          <table:table-cell table:style-name="ce9" office:value-type="string" office:string-value="王秋足" calcext:value-type="string">
            <text:p><text:s/>王秋足 </text:p>
          </table:table-cell>
          <table:table-cell table:style-name="ce9" office:value-type="string" office:string-value="斗南鎮將軍崙及古坑鄉崁腳等鄰近道路改善工程" calcext:value-type="string">
            <text:p><text:s/>斗南鎮將軍崙及古坑鄉崁腳等鄰近道路改善工程 </text:p>
          </table:table-cell>
          <table:table-cell table:style-name="ce9" office:value-type="string" office:string-value="斗南鎮及古坑鄉" calcext:value-type="string">
            <text:p><text:s/>斗南鎮及古坑鄉 </text:p>
          </table:table-cell>
          <table:table-cell table:number-columns-repeated="2" table:style-name="ce24" office:value-type="float" office:value="434" calcext:value-type="float">
            <text:p><text:s/>434.00 </text:p>
          </table:table-cell>
          <table:table-cell table:style-name="ce9" office:value-type="string" office:string-value="100、101年度-其他公共工程-一般小型零星工程" calcext:value-type="string">
            <text:p><text:s/>100、101年度-其他公共工程-一般小型零星工程 </text:p>
          </table:table-cell>
          <table:table-cell table:style-name="ce9" office:value-type="string" office:string-value="工務處          (公共工程科)" calcext:value-type="string">
            <text:p><text:s/>工務處 <text:s text:c="9"/>(公共工程科)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寶城營造有限公司" calcext:value-type="string">
            <text:p><text:s/>寶城營造有限公司 </text:p>
          </table:table-cell>
          <table:table-cell table:number-columns-repeated="1015"/>
        </table:table-row>
        <table:table-row table:style-name="ro6">
          <table:table-cell table:style-name="ce9" office:value-type="string" office:string-value="李建昇" calcext:value-type="string">
            <text:p><text:s/>李建昇 </text:p>
          </table:table-cell>
          <table:table-cell table:style-name="ce9" office:value-type="string" office:string-value="土庫鎮新庄里雲101旁道路改善工程" calcext:value-type="string">
            <text:p><text:s/>土庫鎮新庄里雲101旁道路改善工程 </text:p>
          </table:table-cell>
          <table:table-cell table:style-name="ce9" office:value-type="string" office:string-value="土庫鎮雲101線旁" calcext:value-type="string">
            <text:p><text:s/>土庫鎮雲101線旁 </text:p>
          </table:table-cell>
          <table:table-cell table:number-columns-repeated="2" table:style-name="ce24" office:value-type="float" office:value="2000" calcext:value-type="float">
            <text:p><text:s/>2,000.00 </text:p>
          </table:table-cell>
          <table:table-cell table:style-name="ce9" office:value-type="string" office:string-value="101年度-其他公共工程-一般小型零星工程" calcext:value-type="string">
            <text:p><text:s/>101年度-其他公共工程-一般小型零星工程 </text:p>
          </table:table-cell>
          <table:table-cell table:style-name="ce9" office:value-type="string" office:string-value="工務處          (養護工程科)" calcext:value-type="string">
            <text:p><text:s/>工務處 <text:s text:c="9"/>(養護工程科)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建中土木包工業" calcext:value-type="string">
            <text:p><text:s/>建中土木包工業 </text:p>
          </table:table-cell>
          <table:table-cell table:number-columns-repeated="1015"/>
        </table:table-row>
        <table:table-row table:style-name="ro14">
          <table:table-cell table:style-name="ce9" office:value-type="string" office:string-value="林琨富" calcext:value-type="string">
            <text:p><text:s/>林琨富 </text:p>
          </table:table-cell>
          <table:table-cell table:style-name="ce9" office:value-type="string" office:string-value="莿桐鄉麻園村麻園第二號至麻園第三號橋路燈增設工程" calcext:value-type="string">
            <text:p><text:s/>莿桐鄉麻園村麻園第二號至麻園第三號橋路燈增設工程 </text:p>
          </table:table-cell>
          <table:table-cell table:style-name="ce9" office:value-type="string" office:string-value="莿桐鄉雲53線" calcext:value-type="string">
            <text:p><text:s/>莿桐鄉雲53線 </text:p>
          </table:table-cell>
          <table:table-cell table:number-columns-repeated="2" table:style-name="ce24" office:value-type="float" office:value="258" calcext:value-type="float">
            <text:p><text:s/>258.00 </text:p>
          </table:table-cell>
          <table:table-cell table:style-name="ce9" office:value-type="string" office:string-value="101年度-其他公共工程-一般小型零星工程" calcext:value-type="string">
            <text:p><text:s/>101年度-其他公共工程-一般小型零星工程 </text:p>
          </table:table-cell>
          <table:table-cell table:style-name="ce9" office:value-type="string" office:string-value="工務處          (養護工程科)" calcext:value-type="string">
            <text:p><text:s/>工務處 <text:s text:c="9"/>(養護工程科)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復聖機電有限公司" calcext:value-type="string">
            <text:p><text:s/>復聖機電有限公司 </text:p>
          </table:table-cell>
          <table:table-cell table:number-columns-repeated="1015"/>
        </table:table-row>
        <table:table-row table:style-name="ro14">
          <table:table-cell table:style-name="ce9" office:value-type="string" office:string-value="沈銘恭" calcext:value-type="string">
            <text:p><text:s/>沈銘恭 </text:p>
          </table:table-cell>
          <table:table-cell table:style-name="ce9" office:value-type="string" office:string-value="雲212-1線道路後棟仔往龍眼林道路側溝及路面改善工程" calcext:value-type="string">
            <text:p><text:s/>雲212-1線道路後棟仔往龍眼林道路側溝及路面改善工程 </text:p>
          </table:table-cell>
          <table:table-cell table:style-name="ce9" office:value-type="string" office:string-value="古坑鄉雲212-1線" calcext:value-type="string">
            <text:p><text:s/>古坑鄉雲212-1線 </text:p>
          </table:table-cell>
          <table:table-cell table:number-columns-repeated="2" table:style-name="ce24" office:value-type="float" office:value="500" calcext:value-type="float">
            <text:p><text:s/>500.00 </text:p>
          </table:table-cell>
          <table:table-cell table:style-name="ce9" office:value-type="string" office:string-value="101年度-其他公共工程-一般小型零星工程" calcext:value-type="string">
            <text:p><text:s/>101年度-其他公共工程-一般小型零星工程 </text:p>
          </table:table-cell>
          <table:table-cell table:style-name="ce9" office:value-type="string" office:string-value="工務處          (養護工程科)" calcext:value-type="string">
            <text:p><text:s/>工務處 <text:s text:c="9"/>(養護工程科)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流標" calcext:value-type="string">
            <text:p><text:s/>流標 </text:p>
          </table:table-cell>
          <table:table-cell table:number-columns-repeated="1015"/>
        </table:table-row>
        <table:table-row table:style-name="ro6">
          <table:table-cell table:style-name="ce8" office:value-type="string" office:string-value="沈銘恭" calcext:value-type="string">
            <text:p><text:s/>沈銘恭 </text:p>
          </table:table-cell>
          <table:table-cell table:style-name="ce8" office:value-type="string" office:string-value="雲217線旁聯絡道及雲215線旁產業道路路面改善工程" calcext:value-type="string">
            <text:p><text:s/>雲217線旁聯絡道及雲215線旁產業道路路面改善工程 </text:p>
          </table:table-cell>
          <table:table-cell table:style-name="ce8" office:value-type="string" office:string-value="古坑雲217線、雲215線" calcext:value-type="string">
            <text:p><text:s/>古坑雲217線、雲215線 </text:p>
          </table:table-cell>
          <table:table-cell table:number-columns-repeated="2" table:style-name="ce23" office:value-type="float" office:value="560" calcext:value-type="float">
            <text:p><text:s/>560.00 </text:p>
          </table:table-cell>
          <table:table-cell table:style-name="ce8" office:value-type="string" office:string-value="101年度-其他公共工程-一般小型零星工程" calcext:value-type="string">
            <text:p><text:s/>101年度-其他公共工程-一般小型零星工程 </text:p>
          </table:table-cell>
          <table:table-cell table:style-name="ce8" office:value-type="string" office:string-value="工務處          (養護工程科)" calcext:value-type="string">
            <text:p><text:s/>工務處 <text:s text:c="9"/>(養護工程科) </text:p>
          </table:table-cell>
          <table:table-cell table:style-name="ce8" office:value-type="string" office:string-value="公開招標" calcext:value-type="string">
            <text:p><text:s/>公開招標 </text:p>
          </table:table-cell>
          <table:table-cell table:style-name="ce8" office:value-type="string" office:string-value="中信土木包工業" calcext:value-type="string">
            <text:p><text:s/>中信土木包工業 </text:p>
          </table:table-cell>
          <table:table-cell table:number-columns-repeated="1015"/>
        </table:table-row>
        <table:table-row table:style-name="ro6">
          <table:table-cell table:style-name="ce9" office:value-type="string" office:string-value="沈銘恭" calcext:value-type="string">
            <text:p><text:s/>沈銘恭 </text:p>
          </table:table-cell>
          <table:table-cell table:style-name="ce9" office:value-type="string" office:string-value="雲林縣大埤鄉北和村部落路面排水溝改善工程" calcext:value-type="string">
            <text:p><text:s/>雲林縣大埤鄉北和村部落路面排水溝改善工程 </text:p>
          </table:table-cell>
          <table:table-cell table:style-name="ce9" office:value-type="string" office:string-value="大埤鄉" calcext:value-type="string">
            <text:p><text:s/>大埤鄉 </text:p>
          </table:table-cell>
          <table:table-cell table:number-columns-repeated="2" table:style-name="ce24" office:value-type="float" office:value="470" calcext:value-type="float">
            <text:p><text:s/>470.00 </text:p>
          </table:table-cell>
          <table:table-cell table:style-name="ce9" office:value-type="string" office:string-value="墊付款101年度-其他公共工程-一般小型零星工程" calcext:value-type="string">
            <text:p><text:s/>墊付款101年度-其他公共工程-一般小型零星工程 </text:p>
          </table:table-cell>
          <table:table-cell table:style-name="ce9" office:value-type="string" office:string-value="大埤鄉公所" calcext:value-type="string">
            <text:p><text:s/>大埤鄉公所 </text:p>
          </table:table-cell>
          <table:table-cell table:style-name="ce9" office:value-type="string" office:string-value="尚未招標" calcext:value-type="string">
            <text:p><text:s/>尚未招標 </text:p>
          </table:table-cell>
          <table:table-cell table:style-name="ce9"/>
          <table:table-cell table:number-columns-repeated="1015"/>
        </table:table-row>
        <table:table-row table:style-name="ro6">
          <table:table-cell table:style-name="ce9" office:value-type="string" office:string-value="蔡東富" calcext:value-type="string">
            <text:p><text:s/>蔡東富 </text:p>
          </table:table-cell>
          <table:table-cell table:style-name="ce9" office:value-type="string" office:string-value="大埤鄉尚義村等部落路燈增設工程" calcext:value-type="string">
            <text:p><text:s/>大埤鄉尚義村等部落路燈增設工程 </text:p>
          </table:table-cell>
          <table:table-cell table:style-name="ce9" office:value-type="string" office:string-value="大埤鄉" calcext:value-type="string">
            <text:p><text:s/>大埤鄉 </text:p>
          </table:table-cell>
          <table:table-cell table:number-columns-repeated="2" table:style-name="ce24" office:value-type="float" office:value="160" calcext:value-type="float">
            <text:p><text:s/>160.00 </text:p>
          </table:table-cell>
          <table:table-cell table:style-name="ce9" office:value-type="string" office:string-value="墊付款101年度-其他公共工程-一般小型零星工程" calcext:value-type="string">
            <text:p><text:s/>墊付款101年度-其他公共工程-一般小型零星工程 </text:p>
          </table:table-cell>
          <table:table-cell table:style-name="ce9" office:value-type="string" office:string-value="大埤鄉公所" calcext:value-type="string">
            <text:p><text:s/>大埤鄉公所 </text:p>
          </table:table-cell>
          <table:table-cell table:style-name="ce9" office:value-type="string" office:string-value="尚未招標" calcext:value-type="string">
            <text:p><text:s/>尚未招標 </text:p>
          </table:table-cell>
          <table:table-cell table:style-name="ce9"/>
          <table:table-cell table:number-columns-repeated="1015"/>
        </table:table-row>
        <table:table-row table:style-name="ro6">
          <table:table-cell table:style-name="ce9" office:value-type="string" office:string-value="江文登" calcext:value-type="string">
            <text:p><text:s/>江文登 </text:p>
          </table:table-cell>
          <table:table-cell table:style-name="ce9" office:value-type="string" office:string-value="斗六市中山路585巷往嘉東北路農路改善工程" calcext:value-type="string">
            <text:p><text:s/>斗六市中山路585巷往嘉東北路農路改善工程 </text:p>
          </table:table-cell>
          <table:table-cell table:style-name="ce9" office:value-type="string" office:string-value="斗六市" calcext:value-type="string">
            <text:p><text:s/>斗六市 </text:p>
          </table:table-cell>
          <table:table-cell table:style-name="ce24" office:value-type="float" office:value="2050" calcext:value-type="float">
            <text:p><text:s/>2,050.00 </text:p>
          </table:table-cell>
          <table:table-cell table:style-name="ce24" office:value-type="float" office:value="2035" calcext:value-type="float">
            <text:p><text:s/>2,035.00 </text:p>
          </table:table-cell>
          <table:table-cell table:style-name="ce9" office:value-type="string" office:string-value="101年度-其他公共工程-一般小型零星工程" calcext:value-type="string">
            <text:p><text:s/>101年度-其他公共工程-一般小型零星工程 </text:p>
          </table:table-cell>
          <table:table-cell table:style-name="ce9" office:value-type="string" office:string-value="工務處          (公共工程科)" calcext:value-type="string">
            <text:p><text:s/>工務處 <text:s text:c="9"/>(公共工程科)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舜宥營造有限公司" calcext:value-type="string">
            <text:p><text:s/>舜宥營造有限公司 </text:p>
          </table:table-cell>
          <table:table-cell table:number-columns-repeated="1015"/>
        </table:table-row>
        <table:table-row table:style-name="ro6">
          <table:table-cell table:style-name="ce9" office:value-type="string" office:string-value="林朝寶" calcext:value-type="string">
            <text:p><text:s/>林朝寶 </text:p>
          </table:table-cell>
          <table:table-cell table:style-name="ce9" office:value-type="string" office:string-value="古坑鄉轄內路面及附屬設施改善工程" calcext:value-type="string">
            <text:p><text:s/>古坑鄉轄內路面及附屬設施改善工程 </text:p>
          </table:table-cell>
          <table:table-cell table:style-name="ce9" office:value-type="string" office:string-value="古坑鄉" calcext:value-type="string">
            <text:p><text:s/>古坑鄉 </text:p>
          </table:table-cell>
          <table:table-cell table:number-columns-repeated="2" table:style-name="ce24" office:value-type="float" office:value="2200" calcext:value-type="float">
            <text:p><text:s/>2,200.00 </text:p>
          </table:table-cell>
          <table:table-cell table:style-name="ce9" office:value-type="string" office:string-value="墊付款101年度-其他公共工程-一般小型零星工程" calcext:value-type="string">
            <text:p><text:s/>墊付款101年度-其他公共工程-一般小型零星工程 </text:p>
          </table:table-cell>
          <table:table-cell table:style-name="ce9" office:value-type="string" office:string-value="工務處          (公共工程科)" calcext:value-type="string">
            <text:p><text:s/>工務處 <text:s text:c="9"/>(公共工程科)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晟恩土木包工業" calcext:value-type="string">
            <text:p><text:s/>晟恩土木包工業 </text:p>
          </table:table-cell>
          <table:table-cell table:number-columns-repeated="1015"/>
        </table:table-row>
        <table:table-row table:style-name="ro15">
          <table:table-cell table:style-name="ce9" office:value-type="string" office:string-value="江文登" calcext:value-type="string">
            <text:p><text:s/>江文登 </text:p>
          </table:table-cell>
          <table:table-cell table:style-name="ce9" office:value-type="string" office:string-value="斗六市雲林溪護欄增設工程" calcext:value-type="string">
            <text:p><text:s/>斗六市雲林溪護欄增設工程 </text:p>
          </table:table-cell>
          <table:table-cell table:style-name="ce9" office:value-type="string" office:string-value="斗六市" calcext:value-type="string">
            <text:p><text:s/>斗六市 </text:p>
          </table:table-cell>
          <table:table-cell table:number-columns-repeated="2" table:style-name="ce24" office:value-type="float" office:value="720" calcext:value-type="float">
            <text:p><text:s/>720.00 </text:p>
          </table:table-cell>
          <table:table-cell table:style-name="ce9" office:value-type="string" office:string-value="100年度-墊付款-資本門-其他公共工程-一般小型零星工程-設備及投資-公共建設及設施費-100年辦理道路、水利、水土保持、遊憩景觀、綠化社區改善、教育設施及其他零小型零星工程" calcext:value-type="string">
            <text:p><text:s/>100年度-墊付款-資本門-其他公共工程-一般小型零星工程-設備及投資-公共建設及設施費-100年辦理道路、水利、水土保持、遊憩景觀、綠化社區改善、教育設施及其他零小型零星工程 </text:p>
          </table:table-cell>
          <table:table-cell table:style-name="ce9" office:value-type="string" office:string-value="斗六市公所" calcext:value-type="string">
            <text:p><text:s/>斗六市公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壹信土木包工業" calcext:value-type="string">
            <text:p><text:s/>壹信土木包工業 </text:p>
          </table:table-cell>
          <table:table-cell table:number-columns-repeated="1015"/>
        </table:table-row>
        <table:table-row table:style-name="ro14">
          <table:table-cell table:style-name="ce9" office:value-type="string" office:string-value="陳俊龍" calcext:value-type="string">
            <text:p><text:s/>陳俊龍 </text:p>
          </table:table-cell>
          <table:table-cell table:style-name="ce9" office:value-type="string" office:string-value="虎尾鎮石廟子大排改善工程" calcext:value-type="string">
            <text:p><text:s/>虎尾鎮石廟子大排改善工程 </text:p>
          </table:table-cell>
          <table:table-cell table:style-name="ce9" office:value-type="string" office:string-value="虎尾鎮" calcext:value-type="string">
            <text:p><text:s/>虎尾鎮 </text:p>
          </table:table-cell>
          <table:table-cell table:number-columns-repeated="2" table:style-name="ce24" office:value-type="float" office:value="2640" calcext:value-type="float">
            <text:p><text:s/>2,640.00 </text:p>
          </table:table-cell>
          <table:table-cell table:style-name="ce9" office:value-type="string" office:string-value="101年度-水利工程-水利工程-設備及投資-公共建設及設施費" calcext:value-type="string">
            <text:p><text:s/>101年度-水利工程-水利工程-設備及投資-公共建設及設施費 </text:p>
          </table:table-cell>
          <table:table-cell table:style-name="ce9" office:value-type="string" calcext:value-type="string">
            <text:p>水利處</text:p>
            <text:p>（水利管理科）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順順土木包工業" calcext:value-type="string">
            <text:p><text:s/>順順土木包工業 </text:p>
          </table:table-cell>
          <table:table-cell table:number-columns-repeated="1015"/>
        </table:table-row>
        <table:table-row table:style-name="ro14">
          <table:table-cell table:style-name="ce9" office:value-type="string" office:string-value="李健福" calcext:value-type="string">
            <text:p><text:s/>李健福 </text:p>
          </table:table-cell>
          <table:table-cell table:style-name="ce9" office:value-type="string" office:string-value="元長鄉蔥仔寮小排3-11等三件護岸改建工程 " calcext:value-type="string">
            <text:p><text:s/>元長鄉蔥仔寮小排3-11等三件護岸改建工程 <text:s/></text:p>
          </table:table-cell>
          <table:table-cell table:style-name="ce9" office:value-type="string" office:string-value="元長鄉" calcext:value-type="string">
            <text:p><text:s/>元長鄉 </text:p>
          </table:table-cell>
          <table:table-cell table:number-columns-repeated="2" table:style-name="ce24" office:value-type="float" office:value="2000" calcext:value-type="float">
            <text:p><text:s/>2,000.00 </text:p>
          </table:table-cell>
          <table:table-cell table:style-name="ce9" office:value-type="string" office:string-value="101年度-水利工程-水利工程-設備及投資-公共建設及設施費" calcext:value-type="string">
            <text:p><text:s/>101年度-水利工程-水利工程-設備及投資-公共建設及設施費 </text:p>
          </table:table-cell>
          <table:table-cell table:style-name="ce9" office:value-type="string" calcext:value-type="string">
            <text:p>水利處</text:p>
            <text:p>（水利管理科）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欣和營造有限公司" calcext:value-type="string">
            <text:p><text:s/>欣和營造有限公司 </text:p>
          </table:table-cell>
          <table:table-cell table:number-columns-repeated="1015"/>
        </table:table-row>
        <table:table-row table:style-name="ro14">
          <table:table-cell table:style-name="ce9" office:value-type="string" office:string-value="簡慈坊" calcext:value-type="string">
            <text:p><text:s/>簡慈坊 </text:p>
          </table:table-cell>
          <table:table-cell table:style-name="ce9" office:value-type="string" office:string-value="斗南鎮阿丹里崙子公墓東側及阿丹里部落排水溝改善工程" calcext:value-type="string">
            <text:p><text:s/>斗南鎮阿丹里崙子公墓東側及阿丹里部落排水溝改善工程 </text:p>
          </table:table-cell>
          <table:table-cell table:style-name="ce9" office:value-type="string" office:string-value="斗南鎮" calcext:value-type="string">
            <text:p><text:s/>斗南鎮 </text:p>
          </table:table-cell>
          <table:table-cell table:number-columns-repeated="2" table:style-name="ce24" office:value-type="float" office:value="1380" calcext:value-type="float">
            <text:p><text:s/>1,380.00 </text:p>
          </table:table-cell>
          <table:table-cell table:style-name="ce9" office:value-type="string" office:string-value="101年度-水利工程-水利工程-設備及投資-公共建設及設施費" calcext:value-type="string">
            <text:p><text:s/>101年度-水利工程-水利工程-設備及投資-公共建設及設施費 </text:p>
          </table:table-cell>
          <table:table-cell table:style-name="ce9" office:value-type="string" office:string-value="斗南鎮公所" calcext:value-type="string">
            <text:p><text:s/>斗南鎮公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大地營造股份有限公司" calcext:value-type="string">
            <text:p><text:s/>大地營造股份有限公司 </text:p>
          </table:table-cell>
          <table:table-cell table:number-columns-repeated="1015"/>
        </table:table-row>
        <table:table-row table:style-name="ro10">
          <table:table-cell table:style-name="ce9" office:value-type="string" office:string-value="陳俊龍" calcext:value-type="string">
            <text:p><text:s/>陳俊龍 </text:p>
          </table:table-cell>
          <table:table-cell table:style-name="ce9" office:value-type="string" office:string-value="廉使里巷道排水改善工程" calcext:value-type="string">
            <text:p><text:s/>廉使里巷道排水改善工程 </text:p>
          </table:table-cell>
          <table:table-cell table:style-name="ce9" office:value-type="string" office:string-value="虎尾鎮" calcext:value-type="string">
            <text:p><text:s/>虎尾鎮 </text:p>
          </table:table-cell>
          <table:table-cell table:number-columns-repeated="2" table:style-name="ce24" office:value-type="float" office:value="600" calcext:value-type="float">
            <text:p><text:s/>600.00 </text:p>
          </table:table-cell>
          <table:table-cell table:style-name="ce9" office:value-type="string" office:string-value="101年度-資本門-其他公共工程-一般小型零星工程-設備及投資-公共建設及設施費-101年辦理道路、水利、水土保持、遊憩景觀、綠化社區改善、教育設施及其他零小型零星工程" calcext:value-type="string">
            <text:p><text:s/>101年度-資本門-其他公共工程-一般小型零星工程-設備及投資-公共建設及設施費-101年辦理道路、水利、水土保持、遊憩景觀、綠化社區改善、教育設施及其他零小型零星工程 </text:p>
          </table:table-cell>
          <table:table-cell table:style-name="ce9" office:value-type="string" office:string-value="虎尾鎮公所" calcext:value-type="string">
            <text:p><text:s/>虎尾鎮公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旺宏土木包工業" calcext:value-type="string">
            <text:p><text:s/>旺宏土木包工業 </text:p>
          </table:table-cell>
          <table:table-cell table:number-columns-repeated="1015"/>
        </table:table-row>
        <table:table-row table:style-name="ro10">
          <table:table-cell table:style-name="ce9" office:value-type="string" office:string-value="蘇金煌" calcext:value-type="string">
            <text:p><text:s/>蘇金煌 </text:p>
          </table:table-cell>
          <table:table-cell table:style-name="ce9" office:value-type="string" office:string-value="四湖鄉三條崙農地重劃區排水路改善工程" calcext:value-type="string">
            <text:p><text:s/>四湖鄉三條崙農地重劃區排水路改善工程 </text:p>
          </table:table-cell>
          <table:table-cell table:style-name="ce9" office:value-type="string" office:string-value="四湖鄉" calcext:value-type="string">
            <text:p><text:s/>四湖鄉 </text:p>
          </table:table-cell>
          <table:table-cell table:number-columns-repeated="2" table:style-name="ce24" office:value-type="float" office:value="1300" calcext:value-type="float">
            <text:p><text:s/>1,300.00 </text:p>
          </table:table-cell>
          <table:table-cell table:style-name="ce9" office:value-type="string" office:string-value="101年度-資本門-其他公共工程-一般小型零星工程-設備及投資-公共建設及設施費-101年辦理道路、水利、水土保持、遊憩景觀、綠化社區改善、教育設施及其他零小型零星工程" calcext:value-type="string">
            <text:p><text:s/>101年度-資本門-其他公共工程-一般小型零星工程-設備及投資-公共建設及設施費-101年辦理道路、水利、水土保持、遊憩景觀、綠化社區改善、教育設施及其他零小型零星工程 </text:p>
          </table:table-cell>
          <table:table-cell table:style-name="ce9" office:value-type="string" calcext:value-type="string">
            <text:p>水利處</text:p>
            <text:p>（水利管理科）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景遠土木包工業 " calcext:value-type="string">
            <text:p><text:s/>景遠土木包工業 <text:s/></text:p>
          </table:table-cell>
          <table:table-cell table:number-columns-repeated="1015"/>
        </table:table-row>
        <table:table-row table:style-name="ro7">
          <table:table-cell table:style-name="ce9" office:value-type="string" office:string-value="謝翠蓮" calcext:value-type="string">
            <text:p><text:s/>謝翠蓮 </text:p>
          </table:table-cell>
          <table:table-cell table:style-name="ce9" office:value-type="string" office:string-value="褒忠鄉新湖社區排水改善工程" calcext:value-type="string">
            <text:p><text:s/>褒忠鄉新湖社區排水改善工程 </text:p>
          </table:table-cell>
          <table:table-cell table:style-name="ce9" office:value-type="string" office:string-value="褒忠鄉" calcext:value-type="string">
            <text:p><text:s/>褒忠鄉 </text:p>
          </table:table-cell>
          <table:table-cell table:number-columns-repeated="2" table:style-name="ce24" office:value-type="float" office:value="770" calcext:value-type="float">
            <text:p><text:s/>770.00 </text:p>
          </table:table-cell>
          <table:table-cell table:style-name="ce9" office:value-type="string" office:string-value="雲林縣政府繳縣統籌分配專款" calcext:value-type="string">
            <text:p><text:s/>雲林縣政府繳縣統籌分配專款 </text:p>
          </table:table-cell>
          <table:table-cell table:style-name="ce9" office:value-type="string" office:string-value="褒忠鄉公所" calcext:value-type="string">
            <text:p><text:s/>褒忠鄉公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智揚土木包工業" calcext:value-type="string">
            <text:p><text:s/>智揚土木包工業 </text:p>
          </table:table-cell>
          <table:table-cell table:number-columns-repeated="1015"/>
        </table:table-row>
        <table:table-row table:style-name="ro10">
          <table:table-cell table:style-name="ce9" office:value-type="string" office:string-value="黃耀煌" calcext:value-type="string">
            <text:p><text:s/>黃耀煌 </text:p>
          </table:table-cell>
          <table:table-cell table:style-name="ce9" office:value-type="string" office:string-value="斗六市豬母溝大排護欄改善工程" calcext:value-type="string">
            <text:p><text:s/>斗六市豬母溝大排護欄改善工程 </text:p>
          </table:table-cell>
          <table:table-cell table:style-name="ce9" office:value-type="string" office:string-value="斗六市" calcext:value-type="string">
            <text:p><text:s/>斗六市 </text:p>
          </table:table-cell>
          <table:table-cell table:number-columns-repeated="2" table:style-name="ce24" office:value-type="float" office:value="1900" calcext:value-type="float">
            <text:p><text:s/>1,900.00 </text:p>
          </table:table-cell>
          <table:table-cell table:style-name="ce8" office:value-type="string" office:string-value="101年度-墊付款-資本門-其他公共工程-一般小型零星工程-設備及投資-公共建設及設施費-辦理道路、水利、水土保持、遊憩景觀、綠化社區改善、教育設施及其他零小型零星工程" calcext:value-type="string">
            <text:p><text:s/>101年度-墊付款-資本門-其他公共工程-一般小型零星工程-設備及投資-公共建設及設施費-辦理道路、水利、水土保持、遊憩景觀、綠化社區改善、教育設施及其他零小型零星工程 </text:p>
          </table:table-cell>
          <table:table-cell table:style-name="ce9" office:value-type="string" office:string-value="斗六市公所" calcext:value-type="string">
            <text:p><text:s/>斗六市公所 </text:p>
          </table:table-cell>
          <table:table-cell table:style-name="ce9" office:value-type="string" office:string-value="預算書審查中" calcext:value-type="string">
            <text:p><text:s/>預算書審查中 </text:p>
          </table:table-cell>
          <table:table-cell table:style-name="ce9"/>
          <table:table-cell table:number-columns-repeated="1015"/>
        </table:table-row>
        <table:table-row table:style-name="ro10">
          <table:table-cell table:style-name="ce8" office:value-type="string" office:string-value="林逢錦" calcext:value-type="string">
            <text:p><text:s/>林逢錦 </text:p>
          </table:table-cell>
          <table:table-cell table:style-name="ce8" office:value-type="string" office:string-value="口湖鄉公魚池養殖區排水路改善工程" calcext:value-type="string">
            <text:p><text:s/>口湖鄉公魚池養殖區排水路改善工程 </text:p>
          </table:table-cell>
          <table:table-cell table:style-name="ce8" office:value-type="string" office:string-value="口湖鄉" calcext:value-type="string">
            <text:p><text:s/>口湖鄉 </text:p>
          </table:table-cell>
          <table:table-cell table:number-columns-repeated="2" table:style-name="ce23" office:value-type="float" office:value="1000" calcext:value-type="float">
            <text:p><text:s/>1,000.00 </text:p>
          </table:table-cell>
          <table:table-cell table:style-name="ce8" office:value-type="string" office:string-value="101年度-墊付款-資本門-其他公共工程-一般小型零星工程-設備及投資-公共建設及設施費-辦理道路、水利、水土保持、遊憩景觀、綠化社區改善、教育設施及其他零小型零星工程" calcext:value-type="string">
            <text:p><text:s/>101年度-墊付款-資本門-其他公共工程-一般小型零星工程-設備及投資-公共建設及設施費-辦理道路、水利、水土保持、遊憩景觀、綠化社區改善、教育設施及其他零小型零星工程 </text:p>
          </table:table-cell>
          <table:table-cell table:style-name="ce8" office:value-type="string" office:string-value="口湖鄉公所" calcext:value-type="string">
            <text:p><text:s/>口湖鄉公所 </text:p>
          </table:table-cell>
          <table:table-cell table:style-name="ce8" office:value-type="string" office:string-value="預算書審查中" calcext:value-type="string">
            <text:p><text:s/>預算書審查中 </text:p>
          </table:table-cell>
          <table:table-cell table:style-name="ce8"/>
          <table:table-cell table:number-columns-repeated="1015"/>
        </table:table-row>
        <table:table-row table:style-name="ro10">
          <table:table-cell table:style-name="ce8" office:value-type="string" office:string-value="蔡孟真" calcext:value-type="string">
            <text:p><text:s/>蔡孟真 </text:p>
          </table:table-cell>
          <table:table-cell table:style-name="ce8" office:value-type="string" office:string-value="口湖鄉成龍村德鴻橋排水陰井修復工程" calcext:value-type="string">
            <text:p><text:s/>口湖鄉成龍村德鴻橋排水陰井修復工程 </text:p>
          </table:table-cell>
          <table:table-cell table:style-name="ce8" office:value-type="string" office:string-value="口湖鄉" calcext:value-type="string">
            <text:p><text:s/>口湖鄉 </text:p>
          </table:table-cell>
          <table:table-cell table:number-columns-repeated="2" table:style-name="ce23" office:value-type="float" office:value="95" calcext:value-type="float">
            <text:p><text:s/>95.00 </text:p>
          </table:table-cell>
          <table:table-cell table:style-name="ce8" office:value-type="string" office:string-value="101年度-墊付款-資本門-其他公共工程-一般小型零星工程-設備及投資-公共建設及設施費-辦理道路、水利、水土保持、遊憩景觀、綠化社區改善、教育設施及其他零小型零星工程" calcext:value-type="string">
            <text:p><text:s/>101年度-墊付款-資本門-其他公共工程-一般小型零星工程-設備及投資-公共建設及設施費-辦理道路、水利、水土保持、遊憩景觀、綠化社區改善、教育設施及其他零小型零星工程 </text:p>
          </table:table-cell>
          <table:table-cell table:style-name="ce8" office:value-type="string" office:string-value="口湖鄉公所" calcext:value-type="string">
            <text:p><text:s/>口湖鄉公所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8" office:value-type="string" office:string-value="三木營造有限公司 " calcext:value-type="string">
            <text:p><text:s/>三木營造有限公司 <text:s/></text:p>
          </table:table-cell>
          <table:table-cell table:number-columns-repeated="1015"/>
        </table:table-row>
        <table:table-row table:style-name="ro14">
          <table:table-cell table:style-name="ce9" office:value-type="string" office:string-value="鄭玲惠" calcext:value-type="string">
            <text:p><text:s/>鄭玲惠 </text:p>
          </table:table-cell>
          <table:table-cell table:style-name="ce9" office:value-type="string" office:string-value="西螺鎮舊頂埤頭大排頂湳段堤岸加高改善應急工程" calcext:value-type="string">
            <text:p><text:s/>西螺鎮舊頂埤頭大排頂湳段堤岸加高改善應急工程 </text:p>
          </table:table-cell>
          <table:table-cell table:style-name="ce9" office:value-type="string" office:string-value="西螺" calcext:value-type="string">
            <text:p><text:s/>西螺 </text:p>
          </table:table-cell>
          <table:table-cell table:style-name="ce24"/>
          <table:table-cell table:style-name="ce24" office:value-type="float" office:value="2000" calcext:value-type="float">
            <text:p><text:s/>2,000.00 </text:p>
          </table:table-cell>
          <table:table-cell table:style-name="ce9" office:value-type="string" office:string-value="101年水利工程-水利工程設備及投資-公共建設及設施費" calcext:value-type="string">
            <text:p><text:s/>101年水利工程-水利工程設備及投資-公共建設及設施費 </text:p>
          </table:table-cell>
          <table:table-cell table:style-name="ce9" office:value-type="string" office:string-value="雲林縣政府" calcext:value-type="string">
            <text:p><text:s/>雲林縣政府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首都營造有限公司" calcext:value-type="string">
            <text:p><text:s/>首都營造有限公司 </text:p>
          </table:table-cell>
          <table:table-cell table:number-columns-repeated="1015"/>
        </table:table-row>
        <table:table-row table:style-name="ro14">
          <table:table-cell table:style-name="ce9" office:value-type="string" office:string-value="鄭玲惠" calcext:value-type="string">
            <text:p><text:s/>鄭玲惠 </text:p>
          </table:table-cell>
          <table:table-cell table:style-name="ce9" office:value-type="string" office:string-value="西螺鎮埔姜中排-與甘厝大排交會處涵洞改善工程" calcext:value-type="string">
            <text:p><text:s/>西螺鎮埔姜中排-與甘厝大排交會處涵洞改善工程 </text:p>
          </table:table-cell>
          <table:table-cell table:style-name="ce9" office:value-type="string" office:string-value="西螺" calcext:value-type="string">
            <text:p><text:s/>西螺 </text:p>
          </table:table-cell>
          <table:table-cell table:style-name="ce24"/>
          <table:table-cell table:style-name="ce24" office:value-type="float" office:value="822" calcext:value-type="float">
            <text:p><text:s/>822.00 </text:p>
          </table:table-cell>
          <table:table-cell table:style-name="ce9" office:value-type="string" office:string-value="101年水利工程-水利工程設備及投資-公共建設及設施費" calcext:value-type="string">
            <text:p><text:s/>101年水利工程-水利工程設備及投資-公共建設及設施費 </text:p>
          </table:table-cell>
          <table:table-cell table:style-name="ce9" office:value-type="string" office:string-value="雲林縣政府" calcext:value-type="string">
            <text:p><text:s/>雲林縣政府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流標2次" calcext:value-type="string">
            <text:p><text:s/>流標2次 </text:p>
          </table:table-cell>
          <table:table-cell table:number-columns-repeated="1015"/>
        </table:table-row>
        <table:table-row table:style-name="ro14">
          <table:table-cell table:style-name="ce9" office:value-type="string" office:string-value="李明哲" calcext:value-type="string">
            <text:p><text:s/>李明哲 </text:p>
          </table:table-cell>
          <table:table-cell table:style-name="ce9" office:value-type="string" office:string-value="西螺新庄子大排排水改善應急工程" calcext:value-type="string">
            <text:p><text:s/>西螺新庄子大排排水改善應急工程 </text:p>
          </table:table-cell>
          <table:table-cell table:style-name="ce9" office:value-type="string" office:string-value="西螺" calcext:value-type="string">
            <text:p><text:s/>西螺 </text:p>
          </table:table-cell>
          <table:table-cell table:style-name="ce24"/>
          <table:table-cell table:style-name="ce24" office:value-type="float" office:value="5000" calcext:value-type="float">
            <text:p><text:s/>5,000.00 </text:p>
          </table:table-cell>
          <table:table-cell table:style-name="ce9" office:value-type="string" office:string-value="101年水利工程-水利工程設備及投資-公共建設及設施費" calcext:value-type="string">
            <text:p><text:s/>101年水利工程-水利工程設備及投資-公共建設及設施費 </text:p>
          </table:table-cell>
          <table:table-cell table:style-name="ce9" office:value-type="string" office:string-value="雲林縣政府" calcext:value-type="string">
            <text:p><text:s/>雲林縣政府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安立營造有限公司" calcext:value-type="string">
            <text:p><text:s/>安立營造有限公司 </text:p>
          </table:table-cell>
          <table:table-cell table:number-columns-repeated="1015"/>
        </table:table-row>
        <table:table-row table:style-name="ro7">
          <table:table-cell table:style-name="ce9" office:value-type="string" office:string-value="林建鴻" calcext:value-type="string">
            <text:p><text:s/>林建鴻 </text:p>
          </table:table-cell>
          <table:table-cell table:style-name="ce9" office:value-type="string" office:string-value="台西漁港漁民作業區改善工程" calcext:value-type="string">
            <text:p><text:s/>台西漁港漁民作業區改善工程 </text:p>
          </table:table-cell>
          <table:table-cell table:style-name="ce9" office:value-type="string" office:string-value="台西" calcext:value-type="string">
            <text:p><text:s/>台西 </text:p>
          </table:table-cell>
          <table:table-cell table:style-name="ce24"/>
          <table:table-cell table:style-name="ce24" office:value-type="float" office:value="2500" calcext:value-type="float">
            <text:p><text:s/>2,500.00 </text:p>
          </table:table-cell>
          <table:table-cell table:style-name="ce9" office:value-type="string" office:string-value="安定基金" calcext:value-type="string">
            <text:p><text:s/>安定基金 </text:p>
          </table:table-cell>
          <table:table-cell table:style-name="ce9" office:value-type="string" office:string-value="雲林縣政府" calcext:value-type="string">
            <text:p><text:s/>雲林縣政府 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宗盛營造有限公司" calcext:value-type="string">
            <text:p><text:s/>宗盛營造有限公司 </text:p>
          </table:table-cell>
          <table:table-cell table:number-columns-repeated="1015"/>
        </table:table-row>
        <table:table-row table:style-name="ro11">
          <table:table-cell table:style-name="ce9" office:value-type="string" office:string-value="沈銘恭" calcext:value-type="string">
            <text:p><text:s/>沈銘恭 </text:p>
          </table:table-cell>
          <table:table-cell table:style-name="ce16" office:value-type="string" calcext:value-type="string">
            <text:p>後棟仔山農路改善工程 </text:p>
          </table:table-cell>
          <table:table-cell table:style-name="ce9" office:value-type="string" office:string-value="古坑" calcext:value-type="string">
            <text:p><text:s/>古坑 </text:p>
          </table:table-cell>
          <table:table-cell table:number-columns-repeated="2" table:style-name="ce24" office:value-type="float" office:value="1610" calcext:value-type="float">
            <text:p><text:s/>1,610.00 </text:p>
          </table:table-cell>
          <table:table-cell table:style-name="ce9" office:value-type="string" calcext:value-type="string">
            <text:p>應付歲出保留款-</text:p>
            <text:p>98年度-資本門-其他公共工程-一般小零星工程-設備及投資-公共建設及設施費-98年度辦理消防．水利．水土保持遊憩景觀、綠化、社區改善、教育設施及其他等小型零星工程</text:p>
          </table:table-cell>
          <table:table-cell table:style-name="ce9" office:value-type="string" calcext:value-type="string">
            <text:p>雲林縣政府</text:p>
            <text:p>水利處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瑋林營造有限公司" calcext:value-type="string">
            <text:p><text:s/>瑋林營造有限公司 </text:p>
          </table:table-cell>
          <table:table-cell table:number-columns-repeated="1015"/>
        </table:table-row>
        <table:table-row table:style-name="ro12">
          <table:table-cell table:style-name="ce9" office:value-type="string" office:string-value="劉建國" calcext:value-type="string">
            <text:p><text:s/>劉建國 </text:p>
          </table:table-cell>
          <table:table-cell table:style-name="ce9" office:value-type="string" office:string-value="小坑農路改善工程" calcext:value-type="string">
            <text:p><text:s/>小坑農路改善工程 </text:p>
          </table:table-cell>
          <table:table-cell table:style-name="ce9" office:value-type="string" office:string-value="古坑" calcext:value-type="string">
            <text:p><text:s/>古坑 </text:p>
          </table:table-cell>
          <table:table-cell table:number-columns-repeated="2" table:style-name="ce24" office:value-type="float" office:value="1259" calcext:value-type="float">
            <text:p><text:s/>1,259.00 </text:p>
          </table:table-cell>
          <table:table-cell table:style-name="ce9" office:value-type="string" office:string-value="100年-應付歲出保留款-水土保持工程-設備及投資公共建設及設施費-其他營建工程(005)" calcext:value-type="string">
            <text:p><text:s/>100年-應付歲出保留款-水土保持工程-設備及投資公共建設及設施費-其他營建工程(005) </text:p>
          </table:table-cell>
          <table:table-cell table:style-name="ce9" office:value-type="string" calcext:value-type="string">
            <text:p>雲林縣政府</text:p>
            <text:p>水利處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盟達土木包工業" calcext:value-type="string">
            <text:p><text:s/>盟達土木包工業 </text:p>
          </table:table-cell>
          <table:table-cell table:number-columns-repeated="1015"/>
        </table:table-row>
        <table:table-row table:style-name="ro10">
          <table:table-cell table:style-name="ce9" office:value-type="string" office:string-value="鍾俊興" calcext:value-type="string">
            <text:p><text:s/>鍾俊興 </text:p>
          </table:table-cell>
          <table:table-cell table:style-name="ce9" office:value-type="string" office:string-value="草嶺村石壁農路改善工程" calcext:value-type="string">
            <text:p><text:s/>草嶺村石壁農路改善工程 </text:p>
          </table:table-cell>
          <table:table-cell table:style-name="ce9" office:value-type="string" office:string-value="古坑" calcext:value-type="string">
            <text:p><text:s/>古坑 </text:p>
          </table:table-cell>
          <table:table-cell table:number-columns-repeated="2" table:style-name="ce24" office:value-type="float" office:value="1020" calcext:value-type="float">
            <text:p><text:s/>1,020.00 </text:p>
          </table:table-cell>
          <table:table-cell table:style-name="ce9" office:value-type="string" office:string-value="101年度-資本門-其他公共工程-一般小零星工程-設備及投資-公共建設及設施費-101年度辦理道路、水利、水土保持、遊憩景觀、綠化、社區改善、教育設施及其他等小型零星工程" calcext:value-type="string">
            <text:p><text:s/>101年度-資本門-其他公共工程-一般小零星工程-設備及投資-公共建設及設施費-101年度辦理道路、水利、水土保持、遊憩景觀、綠化、社區改善、教育設施及其他等小型零星工程 </text:p>
          </table:table-cell>
          <table:table-cell table:style-name="ce9" office:value-type="string" calcext:value-type="string">
            <text:p>雲林縣政府</text:p>
            <text:p>水利處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久伯營造有限公司" calcext:value-type="string">
            <text:p><text:s/>久伯營造有限公司 </text:p>
          </table:table-cell>
          <table:table-cell table:number-columns-repeated="1015"/>
        </table:table-row>
        <table:table-row table:style-name="ro15">
          <table:table-cell table:style-name="ce9" office:value-type="string" office:string-value="沈銘恭" calcext:value-type="string">
            <text:p><text:s/>沈銘恭 </text:p>
          </table:table-cell>
          <table:table-cell table:style-name="ce17" office:value-type="string" calcext:value-type="string">
            <text:p>華山村、龜仔頭、半天寮、青仔宅農路改善工程</text:p>
          </table:table-cell>
          <table:table-cell table:style-name="ce9" office:value-type="string" office:string-value="古坑" calcext:value-type="string">
            <text:p><text:s/>古坑 </text:p>
          </table:table-cell>
          <table:table-cell table:style-name="ce24" office:value-type="float" office:value="2014" calcext:value-type="float">
            <text:p><text:s/>2,014.00 </text:p>
          </table:table-cell>
          <table:table-cell table:style-name="ce24" office:value-type="float" office:value="1570" calcext:value-type="float">
            <text:p><text:s/>1,570.00 </text:p>
          </table:table-cell>
          <table:table-cell table:style-name="ce9" office:value-type="string" office:string-value="101年度-墊付款-資本門-其他公共工程-一般小零星工程-設備及投資-公共建設及設施費-辦理道路、水利、水土保持、遊憩景觀、綠化、社區改善、教育設施及其他等小型零星工程" calcext:value-type="string">
            <text:p><text:s/>101年度-墊付款-資本門-其他公共工程-一般小零星工程-設備及投資-公共建設及設施費-辦理道路、水利、水土保持、遊憩景觀、綠化、社區改善、教育設施及其他等小型零星工程 </text:p>
          </table:table-cell>
          <table:table-cell table:style-name="ce9" office:value-type="string" calcext:value-type="string">
            <text:p>雲林縣政府</text:p>
            <text:p>水利處</text:p>
          </table:table-cell>
          <table:table-cell table:style-name="ce9" office:value-type="string" office:string-value="公開招標" calcext:value-type="string">
            <text:p><text:s/>公開招標 </text:p>
          </table:table-cell>
          <table:table-cell table:style-name="ce9" office:value-type="string" office:string-value="展程土木包工業" calcext:value-type="string">
            <text:p><text:s/>展程土木包工業 </text:p>
          </table:table-cell>
          <table:table-cell table:number-columns-repeated="1015"/>
        </table:table-row>
        <table:table-row table:style-name="ro16">
          <table:table-cell/>
          <table:table-cell table:style-name="ce18" office:value-type="string" calcext:value-type="string">
            <text:p>合計</text:p>
          </table:table-cell>
          <table:table-cell/>
          <table:table-cell table:style-name="ce25" table:formula="of:=SUM([.D7:.D119])" office:value-type="float" office:value="68030.79" calcext:value-type="float">
            <text:p><text:s/>68,030.79 </text:p>
          </table:table-cell>
          <table:table-cell table:style-name="ce25" table:formula="of:=SUM([.E7:.E119])" office:value-type="float" office:value="77627.79" calcext:value-type="float">
            <text:p><text:s/>77,627.79 </text:p>
          </table:table-cell>
          <table:table-cell table:number-columns-repeated="1019"/>
        </table:table-row>
        <table:table-row table:style-name="ro17" table:number-rows-repeated="1048455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3" loext:min-decimal-places="3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輔色1" style:display-name="20% - 輔色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" style:display-name="20% - 輔色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3" style:display-name="20% - 輔色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4" style:display-name="2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5" style:display-name="20% - 輔色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6" style:display-name="20% - 輔色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1" style:display-name="40% - 輔色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2" style:display-name="40% - 輔色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3" style:display-name="40% - 輔色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4" style:display-name="4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5" style:display-name="40% - 輔色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6" style:display-name="40% - 輔色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1" style:display-name="60% - 輔色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2" style:display-name="60% - 輔色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3" style:display-name="60% - 輔色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4" style:display-name="60% - 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5" style:display-name="60% - 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6" style:display-name="60% - 輔色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中等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備註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合計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壞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好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1_20_1" style:display-name="標題 1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5pt" fo:font-style="normal" fo:text-shadow="none" style:text-underline-style="none" fo:font-weight="bold" style:font-name-asian="新細明體" style:font-family-asian="新細明體" style:font-family-generic-asian="roman" style:font-pitch-asian="variable" style:font-size-asian="15pt" style:font-style-asian="normal" style:font-weight-asian="bold" style:font-size-complex="15pt" style:font-style-complex="normal" style:font-weight-complex="bold"/>
    </style:style>
    <style:style style:name="標題_20_2" style:display-name="標題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3pt" fo:font-style="normal" fo:text-shadow="none" style:text-underline-style="none" fo:font-weight="bold" style:font-name-asian="新細明體" style:font-family-asian="新細明體" style:font-family-generic-asian="roman" style:font-pitch-asian="variable" style:font-size-asian="13pt" style:font-style-asian="normal" style:font-weight-asian="bold" style:font-size-complex="13pt" style:font-style-complex="normal" style:font-weight-complex="bold"/>
    </style:style>
    <style:style style:name="標題_20_3" style:display-name="標題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標題_20_4" style:display-name="標題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標題_20_5" style:display-name="標題 5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bold" style:font-name-asian="新細明體" style:font-family-asian="新細明體" style:font-family-generic-asian="roman" style:font-pitch-asian="variable" style:font-size-asian="18pt" style:font-style-asian="normal" style:font-weight-asian="bold" style:font-size-complex="18pt" style:font-style-complex="normal" style:font-weight-complex="bold"/>
    </style:style>
    <style:style style:name="檢查儲存格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計算方式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說明文字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italic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italic" style:font-weight-asian="normal" style:font-size-complex="12pt" style:font-style-complex="italic" style:font-weight-complex="normal"/>
    </style:style>
    <style:style style:name="警告文字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入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出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連結的儲存格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6.6mm" fo:margin-bottom="6.1mm" fo:margin-left="7.62mm" fo:margin-right="5.59mm" style:first-page-number="continue" loext:scale-to-X="1" loext:scale-to-Y="100" style:writing-mode="lr-tb"/>
      <style:header-style>
        <style:header-footer-properties fo:min-height="7.5mm" fo:margin-left="11.38mm" fo:margin-right="13.41mm" fo:margin-bottom="0mm"/>
      </style:header-style>
      <style:footer-style>
        <style:header-footer-properties fo:min-height="7.5mm" fo:margin-left="11.38mm" fo:margin-right="13.4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建議" style:display-name="PageStyle_議員建議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行政院主計處中部辦公室案</meta:initial-creator>
    <meta:creation-date>2005-09-27T13:06:37</meta:creation-date>
    <dc:creator>03129</dc:creator>
    <dc:date>2013-02-23T07:59:39</dc:date>
    <meta:print-date>2013-02-15T08:28:34</meta:print-date>
    <meta:document-statistic meta:table-count="1" meta:cell-count="1027" meta:object-count="0"/>
    <meta:generator>LibreOffice/5.1.5.2$Windows_x86 LibreOffice_project/7a864d8825610a8c07cfc3bc01dd4fce6a9447e5</meta:generator>
  </office:meta>
</office:document-meta>
</file>